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Lohit Devanagari2" svg:font-family="'Lohit Devanagari'"/>
    <style:font-face style:name="Arial2" svg:font-family="Arial" style:font-family-generic="roman"/>
    <style:font-face style:name="Lohit Devanagari" svg:font-family="'Lohit Devanagari'" style:font-family-generic="roman"/>
    <style:font-face style:name="Arial" svg:font-family="Arial" style:font-family-generic="swiss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automatic-styles>
    <style:style style:name="Table1" style:family="table">
      <style:table-properties style:width="4.6299in" table:align="margins"/>
    </style:style>
    <style:style style:name="Table1.A" style:family="table-column">
      <style:table-column-properties style:column-width="4.6299in" style:rel-column-width="65535*"/>
    </style:style>
    <style:style style:name="Table1.A1" style:family="table-cell">
      <style:table-cell-properties fo:padding="0.0382in" fo:border="0.05pt solid #000000"/>
    </style:style>
    <style:style style:name="Table2" style:family="table">
      <style:table-properties style:width="4.6299in" table:align="margins"/>
    </style:style>
    <style:style style:name="Table2.A" style:family="table-column">
      <style:table-column-properties style:column-width="4.6299in" style:rel-column-width="65535*"/>
    </style:style>
    <style:style style:name="Table2.A1" style:family="table-cell">
      <style:table-cell-properties fo:padding="0.0382in" fo:border="0.05pt solid #000000"/>
    </style:style>
    <style:style style:name="Table3" style:family="table">
      <style:table-properties style:width="4.6299in" table:align="margins"/>
    </style:style>
    <style:style style:name="Table3.A" style:family="table-column">
      <style:table-column-properties style:column-width="4.6299in" style:rel-column-width="65535*"/>
    </style:style>
    <style:style style:name="Table3.A1" style:family="table-cell">
      <style:table-cell-properties fo:padding="0.0382in" fo:border="0.05pt solid #000000"/>
    </style:style>
    <style:style style:name="Table4" style:family="table">
      <style:table-properties style:width="4.6299in" table:align="margins"/>
    </style:style>
    <style:style style:name="Table4.A" style:family="table-column">
      <style:table-column-properties style:column-width="4.6299in" style:rel-column-width="65535*"/>
    </style:style>
    <style:style style:name="Table4.A1" style:family="table-cell">
      <style:table-cell-properties fo:padding="0.0382in" fo:border="0.05pt solid #000000"/>
    </style:style>
    <style:style style:name="Table5" style:family="table">
      <style:table-properties style:width="4.6299in" table:align="margins"/>
    </style:style>
    <style:style style:name="Table5.A" style:family="table-column">
      <style:table-column-properties style:column-width="4.6299in" style:rel-column-width="65535*"/>
    </style:style>
    <style:style style:name="Table5.A1" style:family="table-cell">
      <style:table-cell-properties fo:padding="0.0382in" fo:border="0.05pt solid #000000"/>
    </style:style>
    <style:style style:name="Table6" style:family="table">
      <style:table-properties style:width="4.6299in" table:align="margins"/>
    </style:style>
    <style:style style:name="Table6.A" style:family="table-column">
      <style:table-column-properties style:column-width="4.6299in" style:rel-column-width="65535*"/>
    </style:style>
    <style:style style:name="Table6.A1" style:family="table-cell">
      <style:table-cell-properties fo:padding="0.0382in" fo:border="0.05pt solid #000000"/>
    </style:style>
    <style:style style:name="Table7" style:family="table">
      <style:table-properties style:width="4.6299in" table:align="margins"/>
    </style:style>
    <style:style style:name="Table7.A" style:family="table-column">
      <style:table-column-properties style:column-width="4.6299in" style:rel-column-width="65535*"/>
    </style:style>
    <style:style style:name="Table7.1" style:family="table-row">
      <style:table-row-properties fo:keep-together="always"/>
    </style:style>
    <style:style style:name="Table7.A1" style:family="table-cell">
      <style:table-cell-properties fo:padding="0.0382in" fo:border="0.05pt solid #000000"/>
    </style:style>
    <style:style style:name="Table8" style:family="table">
      <style:table-properties style:width="4.6299in" table:align="margins"/>
    </style:style>
    <style:style style:name="Table8.A" style:family="table-column">
      <style:table-column-properties style:column-width="4.6299in" style:rel-column-width="65535*"/>
    </style:style>
    <style:style style:name="Table8.A1" style:family="table-cell">
      <style:table-cell-properties fo:padding="0.0382in" fo:border="0.05pt solid #000000"/>
    </style:style>
    <style:style style:name="Table9" style:family="table">
      <style:table-properties style:width="4.6299in" table:align="margins"/>
    </style:style>
    <style:style style:name="Table9.A" style:family="table-column">
      <style:table-column-properties style:column-width="4.6299in" style:rel-column-width="65535*"/>
    </style:style>
    <style:style style:name="Table9.1" style:family="table-row">
      <style:table-row-properties fo:keep-together="always"/>
    </style:style>
    <style:style style:name="Table9.A1" style:family="table-cell">
      <style:table-cell-properties fo:padding="0.0382in" fo:border="0.05pt solid #000000"/>
    </style:style>
    <style:style style:name="Table10" style:family="table">
      <style:table-properties style:width="4.6299in" table:align="margins"/>
    </style:style>
    <style:style style:name="Table10.A" style:family="table-column">
      <style:table-column-properties style:column-width="4.6299in" style:rel-column-width="65535*"/>
    </style:style>
    <style:style style:name="Table10.1" style:family="table-row">
      <style:table-row-properties fo:keep-together="always"/>
    </style:style>
    <style:style style:name="Table10.A1" style:family="table-cell">
      <style:table-cell-properties fo:padding="0.0382in" fo:border="0.05pt solid #000000"/>
    </style:style>
    <style:style style:name="Table11" style:family="table">
      <style:table-properties style:width="4.6299in" table:align="margins"/>
    </style:style>
    <style:style style:name="Table11.A" style:family="table-column">
      <style:table-column-properties style:column-width="4.6299in" style:rel-column-width="65535*"/>
    </style:style>
    <style:style style:name="Table11.A1" style:family="table-cell">
      <style:table-cell-properties fo:padding="0.0382in" fo:border="0.05pt solid #000000"/>
    </style:style>
    <style:style style:name="Table12" style:family="table">
      <style:table-properties style:width="4.6299in" table:align="margins"/>
    </style:style>
    <style:style style:name="Table12.A" style:family="table-column">
      <style:table-column-properties style:column-width="4.6299in" style:rel-column-width="65535*"/>
    </style:style>
    <style:style style:name="Table12.A1" style:family="table-cell">
      <style:table-cell-properties fo:padding="0.0382in" fo:border="0.05pt solid #000000"/>
    </style:style>
    <style:style style:name="Table13" style:family="table">
      <style:table-properties style:width="4.6299in" table:align="margins"/>
    </style:style>
    <style:style style:name="Table13.A" style:family="table-column">
      <style:table-column-properties style:column-width="4.6299in" style:rel-column-width="65535*"/>
    </style:style>
    <style:style style:name="Table13.A1" style:family="table-cell">
      <style:table-cell-properties fo:padding="0.0382in" fo:border="0.05pt solid #000000"/>
    </style:style>
    <style:style style:name="Table14" style:family="table">
      <style:table-properties style:width="4.6299in" table:align="margins"/>
    </style:style>
    <style:style style:name="Table14.A" style:family="table-column">
      <style:table-column-properties style:column-width="4.6299in" style:rel-column-width="65535*"/>
    </style:style>
    <style:style style:name="Table14.A1" style:family="table-cell">
      <style:table-cell-properties fo:padding="0.0382in" fo:border="0.05pt solid #000000"/>
    </style:style>
    <style:style style:name="Table15" style:family="table">
      <style:table-properties style:width="4.6299in" table:align="margins"/>
    </style:style>
    <style:style style:name="Table15.A" style:family="table-column">
      <style:table-column-properties style:column-width="4.6299in" style:rel-column-width="65535*"/>
    </style:style>
    <style:style style:name="Table15.A1" style:family="table-cell">
      <style:table-cell-properties fo:padding="0.0382in" fo:border="0.05pt solid #000000"/>
    </style:style>
    <style:style style:name="Table16" style:family="table">
      <style:table-properties style:width="4.6299in" table:align="margins"/>
    </style:style>
    <style:style style:name="Table16.A" style:family="table-column">
      <style:table-column-properties style:column-width="4.6299in" style:rel-column-width="65535*"/>
    </style:style>
    <style:style style:name="Table16.A1" style:family="table-cell">
      <style:table-cell-properties fo:padding="0.0382in" fo:border="0.05pt solid #000000"/>
    </style:style>
    <style:style style:name="Table17" style:family="table">
      <style:table-properties style:width="4.6299in" table:align="margins"/>
    </style:style>
    <style:style style:name="Table17.A" style:family="table-column">
      <style:table-column-properties style:column-width="4.6299in" style:rel-column-width="65535*"/>
    </style:style>
    <style:style style:name="Table17.A1" style:family="table-cell">
      <style:table-cell-properties fo:padding="0.0382in" fo:border="0.05pt solid #000000"/>
    </style:style>
    <style:style style:name="Table18" style:family="table">
      <style:table-properties style:width="4.6299in" table:align="margins"/>
    </style:style>
    <style:style style:name="Table18.A" style:family="table-column">
      <style:table-column-properties style:column-width="4.6299in" style:rel-column-width="65535*"/>
    </style:style>
    <style:style style:name="Table18.A1" style:family="table-cell">
      <style:table-cell-properties fo:padding="0.0382in" fo:border="0.05pt solid #000000"/>
    </style:style>
    <style:style style:name="Table19" style:family="table">
      <style:table-properties style:width="4.6299in" table:align="margins"/>
    </style:style>
    <style:style style:name="Table19.A" style:family="table-column">
      <style:table-column-properties style:column-width="4.6299in" style:rel-column-width="65535*"/>
    </style:style>
    <style:style style:name="Table19.A1" style:family="table-cell">
      <style:table-cell-properties fo:padding="0.0382in" fo:border="0.05pt solid #000000"/>
    </style:style>
    <style:style style:name="Table20" style:family="table">
      <style:table-properties style:width="4.6299in" table:align="margins"/>
    </style:style>
    <style:style style:name="Table20.A" style:family="table-column">
      <style:table-column-properties style:column-width="4.6299in" style:rel-column-width="65535*"/>
    </style:style>
    <style:style style:name="Table20.A1" style:family="table-cell">
      <style:table-cell-properties fo:padding="0.0382in" fo:border="0.05pt solid #000000"/>
    </style:style>
    <style:style style:name="Table21" style:family="table">
      <style:table-properties style:width="4.6299in" table:align="margins"/>
    </style:style>
    <style:style style:name="Table21.A" style:family="table-column">
      <style:table-column-properties style:column-width="4.6299in" style:rel-column-width="65535*"/>
    </style:style>
    <style:style style:name="Table21.A1" style:family="table-cell">
      <style:table-cell-properties fo:padding="0.0382in" fo:border="0.05pt solid #000000"/>
    </style:style>
    <style:style style:name="Table22" style:family="table">
      <style:table-properties style:width="4.6299in" table:align="margins"/>
    </style:style>
    <style:style style:name="Table22.A" style:family="table-column">
      <style:table-column-properties style:column-width="4.6299in" style:rel-column-width="65535*"/>
    </style:style>
    <style:style style:name="Table22.1" style:family="table-row">
      <style:table-row-properties fo:keep-together="always"/>
    </style:style>
    <style:style style:name="Table22.A1" style:family="table-cell">
      <style:table-cell-properties fo:padding="0.0382in" fo:border="0.05pt solid #000000"/>
    </style:style>
    <style:style style:name="Table23" style:family="table">
      <style:table-properties style:width="4.6299in" table:align="margins"/>
    </style:style>
    <style:style style:name="Table23.A" style:family="table-column">
      <style:table-column-properties style:column-width="4.6299in" style:rel-column-width="65535*"/>
    </style:style>
    <style:style style:name="Table23.A1" style:family="table-cell">
      <style:table-cell-properties fo:padding="0.0382in" fo:border="0.05pt solid #000000"/>
    </style:style>
    <style:style style:name="Table24" style:family="table">
      <style:table-properties style:width="4.6299in" table:align="margins"/>
    </style:style>
    <style:style style:name="Table24.A" style:family="table-column">
      <style:table-column-properties style:column-width="4.6299in" style:rel-column-width="65535*"/>
    </style:style>
    <style:style style:name="Table24.A1" style:family="table-cell">
      <style:table-cell-properties fo:padding="0.0382in" fo:border="0.05pt solid #000000"/>
    </style:style>
    <style:style style:name="Table25" style:family="table">
      <style:table-properties style:width="4.6299in" table:align="margins"/>
    </style:style>
    <style:style style:name="Table25.A" style:family="table-column">
      <style:table-column-properties style:column-width="4.6299in" style:rel-column-width="65535*"/>
    </style:style>
    <style:style style:name="Table25.A1" style:family="table-cell">
      <style:table-cell-properties fo:padding="0.0382in" fo:border="0.05pt solid #000000"/>
    </style:style>
    <style:style style:name="Table26" style:family="table">
      <style:table-properties style:width="2.0625in" fo:margin-left="1.5042in" table:align="left"/>
    </style:style>
    <style:style style:name="Table26.A" style:family="table-column">
      <style:table-column-properties style:column-width="0.5625in"/>
    </style:style>
    <style:style style:name="Table26.B" style:family="table-column">
      <style:table-column-properties style:column-width="0.8125in"/>
    </style:style>
    <style:style style:name="Table26.C" style:family="table-column">
      <style:table-column-properties style:column-width="0.6875in"/>
    </style:style>
    <style:style style:name="Table26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6.C1" style:family="table-cell">
      <style:table-cell-properties fo:padding="0.0382in" fo:border="0.05pt solid #000000"/>
    </style:style>
    <style:style style:name="Table26.A2" style:family="table-cell">
      <style:table-cell-properties fo:padding="0.0382in" fo:border-left="0.05pt solid #000000" fo:border-right="none" fo:border-top="none" fo:border-bottom="0.05pt solid #000000"/>
    </style:style>
    <style:style style:name="Table26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7" style:family="table">
      <style:table-properties style:width="2.0625in" fo:margin-left="1.5042in" table:align="left"/>
    </style:style>
    <style:style style:name="Table27.A" style:family="table-column">
      <style:table-column-properties style:column-width="0.5625in"/>
    </style:style>
    <style:style style:name="Table27.B" style:family="table-column">
      <style:table-column-properties style:column-width="0.8125in"/>
    </style:style>
    <style:style style:name="Table27.C" style:family="table-column">
      <style:table-column-properties style:column-width="0.6875in"/>
    </style:style>
    <style:style style:name="Table27.A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27.C1" style:family="table-cell">
      <style:table-cell-properties fo:padding="0.0382in" fo:border="0.05pt solid #000000"/>
    </style:style>
    <style:style style:name="Table27.A2" style:family="table-cell">
      <style:table-cell-properties fo:padding="0.0382in" fo:border-left="0.05pt solid #000000" fo:border-right="none" fo:border-top="none" fo:border-bottom="0.05pt solid #000000"/>
    </style:style>
    <style:style style:name="Table27.C2" style:family="table-cell">
      <style:table-cell-properties fo:padding="0.0382in" fo:border-left="0.05pt solid #000000" fo:border-right="0.05pt solid #000000" fo:border-top="none" fo:border-bottom="0.05pt solid #000000"/>
    </style:style>
    <style:style style:name="Table28" style:family="table">
      <style:table-properties style:width="4.6299in" table:align="margins"/>
    </style:style>
    <style:style style:name="Table28.A" style:family="table-column">
      <style:table-column-properties style:column-width="4.6299in" style:rel-column-width="65535*"/>
    </style:style>
    <style:style style:name="Table28.A1" style:family="table-cell">
      <style:table-cell-properties fo:padding="0.0382in" fo:border="0.05pt solid #000000"/>
    </style:style>
    <style:style style:name="Table29" style:family="table">
      <style:table-properties style:width="4.6299in" table:align="margins"/>
    </style:style>
    <style:style style:name="Table29.A" style:family="table-column">
      <style:table-column-properties style:column-width="4.6299in" style:rel-column-width="65535*"/>
    </style:style>
    <style:style style:name="Table29.A1" style:family="table-cell">
      <style:table-cell-properties fo:padding="0.0382in" fo:border="0.05pt solid #000000"/>
    </style:style>
    <style:style style:name="Table30" style:family="table">
      <style:table-properties style:width="4.6299in" table:align="margins"/>
    </style:style>
    <style:style style:name="Table30.A" style:family="table-column">
      <style:table-column-properties style:column-width="4.6299in" style:rel-column-width="65535*"/>
    </style:style>
    <style:style style:name="Table30.A1" style:family="table-cell">
      <style:table-cell-properties fo:padding="0.0382in" fo:border="0.05pt solid #000000"/>
    </style:style>
    <style:style style:name="P1" style:family="paragraph" style:parent-style-name="Header">
      <style:text-properties style:font-name="Arial" officeooo:rsid="00112998" officeooo:paragraph-rsid="00112998"/>
    </style:style>
    <style:style style:name="P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P3" style:family="paragraph" style:parent-style-name="Standard">
      <style:paragraph-properties fo:margin-top="0in" fo:margin-bottom="0in" style:contextual-spacing="false"/>
      <style:text-properties style:font-name="Arial" fo:font-size="16pt" fo:font-weight="bold" officeooo:rsid="00112998" officeooo:paragraph-rsid="00112998" style:font-size-asian="16pt" style:font-weight-asian="bold" style:font-size-complex="16pt" style:font-weight-complex="bold"/>
    </style:style>
    <style:style style:name="P4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6pt" fo:font-weight="bold" officeooo:rsid="0056a02b" officeooo:paragraph-rsid="0056a02b" style:font-size-asian="14pt" style:font-weight-asian="bold" style:font-size-complex="16pt" style:font-weight-complex="bold"/>
    </style:style>
    <style:style style:name="P5" style:family="paragraph" style:parent-style-name="Standard">
      <style:paragraph-properties fo:margin-top="0in" fo:margin-bottom="0in" style:contextual-spacing="false"/>
      <style:text-properties style:font-name="Arial" fo:font-size="12pt" fo:font-weight="normal" officeooo:rsid="00112998" officeooo:paragraph-rsid="00112998" style:font-size-asian="10.5pt" style:font-weight-asian="normal" style:font-size-complex="12pt" style:font-weight-complex="normal"/>
    </style:style>
    <style:style style:name="P6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112998" officeooo:paragraph-rsid="00112998" style:font-size-asian="8.75pt" style:font-weight-asian="normal" style:font-size-complex="10pt" style:font-weight-complex="normal"/>
    </style:style>
    <style:style style:name="P7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4a6f56" officeooo:paragraph-rsid="004a6f56" style:font-size-asian="8.75pt" style:font-weight-asian="normal" style:font-size-complex="10pt" style:font-weight-complex="normal"/>
    </style:style>
    <style:style style:name="P8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0a7c1" officeooo:paragraph-rsid="0060a7c1" style:font-size-asian="8.75pt" style:font-weight-asian="normal" style:font-size-complex="10pt" style:font-weight-complex="normal"/>
    </style:style>
    <style:style style:name="P9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28ad9" officeooo:paragraph-rsid="00628ad9" style:font-size-asian="8.75pt" style:font-weight-asian="normal" style:font-size-complex="10pt" style:font-weight-complex="normal"/>
    </style:style>
    <style:style style:name="P10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528f1" officeooo:paragraph-rsid="006528f1" style:font-size-asian="8.75pt" style:font-weight-asian="normal" style:font-size-complex="10pt" style:font-weight-complex="normal"/>
    </style:style>
    <style:style style:name="P11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8e9ee" officeooo:paragraph-rsid="0068e9ee" style:font-size-asian="8.75pt" style:font-weight-asian="normal" style:font-size-complex="10pt" style:font-weight-complex="normal"/>
    </style:style>
    <style:style style:name="P1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94c35" officeooo:paragraph-rsid="00694c35" style:font-size-asian="8.75pt" style:font-weight-asian="normal" style:font-size-complex="10pt" style:font-weight-complex="normal"/>
    </style:style>
    <style:style style:name="P13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aa0cd" officeooo:paragraph-rsid="006aa0cd" style:font-size-asian="8.75pt" style:font-weight-asian="normal" style:font-size-complex="10pt" style:font-weight-complex="normal"/>
    </style:style>
    <style:style style:name="P14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c3456" officeooo:paragraph-rsid="006c3456" style:font-size-asian="8.75pt" style:font-weight-asian="normal" style:font-size-complex="10pt" style:font-weight-complex="normal"/>
    </style:style>
    <style:style style:name="P15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56a02b" officeooo:paragraph-rsid="0056a02b" style:font-size-asian="8.75pt" style:font-weight-asian="normal" style:font-size-complex="10pt" style:font-weight-complex="normal"/>
    </style:style>
    <style:style style:name="P16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0pt" fo:font-weight="normal" officeooo:rsid="0056a02b" officeooo:paragraph-rsid="0056a02b" style:font-size-asian="8.75pt" style:font-weight-asian="normal" style:font-size-complex="10pt" style:font-weight-complex="normal"/>
    </style:style>
    <style:style style:name="P17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fee14" officeooo:paragraph-rsid="006fee14" style:font-size-asian="8.75pt" style:font-weight-asian="normal" style:font-size-complex="10pt" style:font-weight-complex="normal"/>
    </style:style>
    <style:style style:name="P18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0pt" fo:font-weight="normal" officeooo:rsid="006fee14" officeooo:paragraph-rsid="006fee14" style:font-size-asian="8.75pt" style:font-weight-asian="normal" style:font-size-complex="10pt" style:font-weight-complex="normal"/>
    </style:style>
    <style:style style:name="P19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6ff0b7" officeooo:paragraph-rsid="006ff0b7" style:font-size-asian="8.75pt" style:font-weight-asian="normal" style:font-size-complex="10pt" style:font-weight-complex="normal"/>
    </style:style>
    <style:style style:name="P20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725f07" officeooo:paragraph-rsid="00725f07" style:font-size-asian="8.75pt" style:font-weight-asian="normal" style:font-size-complex="10pt" style:font-weight-complex="normal"/>
    </style:style>
    <style:style style:name="P21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7312fc" officeooo:paragraph-rsid="007312fc" style:font-size-asian="8.75pt" style:font-weight-asian="normal" style:font-size-complex="10pt" style:font-weight-complex="normal"/>
    </style:style>
    <style:style style:name="P22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4a6f56" officeooo:paragraph-rsid="004a6f56" style:font-size-asian="10pt" style:font-weight-asian="normal" style:font-size-complex="10pt" style:font-weight-complex="normal"/>
    </style:style>
    <style:style style:name="P23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4dd80e" officeooo:paragraph-rsid="004dd80e" style:font-size-asian="10pt" style:font-weight-asian="normal" style:font-size-complex="10pt" style:font-weight-complex="normal"/>
    </style:style>
    <style:style style:name="P24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4f87a1" officeooo:paragraph-rsid="004f87a1" style:font-size-asian="10pt" style:font-weight-asian="normal" style:font-size-complex="10pt" style:font-weight-complex="normal"/>
    </style:style>
    <style:style style:name="P25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52b453" officeooo:paragraph-rsid="0052b453" style:font-size-asian="10pt" style:font-weight-asian="normal" style:font-size-complex="10pt" style:font-weight-complex="normal"/>
    </style:style>
    <style:style style:name="P26" style:family="paragraph" style:parent-style-name="Standard">
      <style:paragraph-properties fo:margin-top="0in" fo:margin-bottom="0in" style:contextual-spacing="false"/>
      <style:text-properties style:font-name="Arial" fo:font-size="10pt" fo:font-weight="normal" officeooo:rsid="0054c0bf" officeooo:paragraph-rsid="0054c0bf" style:font-size-asian="10pt" style:font-weight-asian="normal" style:font-size-complex="10pt" style:font-weight-complex="normal"/>
    </style:style>
    <style:style style:name="P27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559e08" officeooo:paragraph-rsid="00559e08" style:font-size-asian="10pt" style:font-weight-asian="normal" style:font-size-complex="10pt" style:font-weight-complex="normal"/>
    </style:style>
    <style:style style:name="P28" style:family="paragraph" style:parent-style-name="Standard">
      <style:paragraph-properties fo:margin-top="0in" fo:margin-bottom="0in" style:contextual-spacing="false" fo:text-align="center" style:justify-single-word="false"/>
      <style:text-properties style:font-name="Arial" fo:font-size="10pt" fo:font-weight="normal" officeooo:rsid="00559e08" officeooo:paragraph-rsid="00559e08" style:font-size-asian="10pt" style:font-weight-asian="normal" style:font-size-complex="10pt" style:font-weight-complex="normal"/>
    </style:style>
    <style:style style:name="P29" style:family="paragraph" style:parent-style-name="Standard">
      <style:paragraph-properties fo:margin-top="0in" fo:margin-bottom="0in" style:contextual-spacing="false"/>
      <style:text-properties style:font-name="Arial" fo:font-size="10pt" fo:font-weight="bold" officeooo:rsid="004a6f56" officeooo:paragraph-rsid="004a6f56" style:font-size-asian="10pt" style:font-weight-asian="bold" style:font-size-complex="10pt" style:font-weight-complex="bold"/>
    </style:style>
    <style:style style:name="P30" style:family="paragraph" style:parent-style-name="Standard">
      <style:paragraph-properties fo:margin-top="0in" fo:margin-bottom="0in" style:contextual-spacing="false"/>
      <style:text-properties style:font-name="Arial" fo:font-size="10pt" fo:font-weight="bold" officeooo:rsid="00112998" officeooo:paragraph-rsid="00112998" style:font-size-asian="8.75pt" style:font-weight-asian="bold" style:font-size-complex="10pt" style:font-weight-complex="bold"/>
    </style:style>
    <style:style style:name="P31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4pt" fo:font-weight="bold" officeooo:rsid="0060a7c1" officeooo:paragraph-rsid="0060a7c1" style:font-size-asian="14pt" style:font-weight-asian="bold" style:font-size-complex="14pt" style:font-weight-complex="bold"/>
    </style:style>
    <style:style style:name="P32" style:family="paragraph" style:parent-style-name="Standard">
      <style:paragraph-properties fo:margin-top="0in" fo:margin-bottom="0in" style:contextual-spacing="false" fo:text-align="start" style:justify-single-word="false"/>
      <style:text-properties style:font-name="Arial" fo:font-size="14pt" fo:font-weight="bold" officeooo:rsid="006528f1" officeooo:paragraph-rsid="006528f1" style:font-size-asian="12.25pt" style:font-weight-asian="bold" style:font-size-complex="14pt" style:font-weight-complex="bold"/>
    </style:style>
    <style:style style:name="P33" style:family="paragraph" style:parent-style-name="Standard">
      <style:paragraph-properties fo:margin-top="0in" fo:margin-bottom="0in" style:contextual-spacing="false" fo:text-align="center" style:justify-single-word="false"/>
      <style:text-properties style:font-name="Courier New" fo:font-size="10pt" fo:font-weight="normal" officeooo:rsid="0054c0bf" officeooo:paragraph-rsid="0054c0bf" style:font-size-asian="10pt" style:font-weight-asian="normal" style:font-size-complex="10pt" style:font-weight-complex="normal"/>
    </style:style>
    <style:style style:name="P34" style:family="paragraph" style:parent-style-name="Standard">
      <style:paragraph-properties fo:margin-top="0in" fo:margin-bottom="0in" style:contextual-spacing="false" fo:text-align="center" style:justify-single-word="false"/>
      <style:text-properties style:font-name="Courier New" fo:font-size="10pt" fo:font-weight="normal" officeooo:rsid="00628ad9" officeooo:paragraph-rsid="00628ad9" style:font-size-asian="8.75pt" style:font-weight-asian="normal" style:font-size-complex="10pt" style:font-weight-complex="normal"/>
    </style:style>
    <style:style style:name="P35" style:family="paragraph" style:parent-style-name="Standard">
      <style:paragraph-properties fo:margin-top="0in" fo:margin-bottom="0in" style:contextual-spacing="false" fo:text-align="center" style:justify-single-word="false"/>
      <style:text-properties style:font-name="Courier New" fo:font-size="10pt" fo:font-weight="normal" officeooo:rsid="0056a02b" officeooo:paragraph-rsid="0056a02b" style:font-size-asian="8.75pt" style:font-weight-asian="normal" style:font-size-complex="10pt" style:font-weight-complex="normal"/>
    </style:style>
    <style:style style:name="P36" style:family="paragraph" style:parent-style-name="Standard">
      <style:paragraph-properties fo:margin-top="0in" fo:margin-bottom="0in" style:contextual-spacing="false" fo:text-align="center" style:justify-single-word="false"/>
      <style:text-properties style:font-name="Courier New" fo:font-size="10pt" fo:font-weight="normal" officeooo:rsid="006fee14" officeooo:paragraph-rsid="006fee14" style:font-size-asian="8.75pt" style:font-weight-asian="normal" style:font-size-complex="10pt" style:font-weight-complex="normal"/>
    </style:style>
    <style:style style:name="P37" style:family="paragraph" style:parent-style-name="Standard">
      <style:paragraph-properties fo:margin-top="0in" fo:margin-bottom="0in" style:contextual-spacing="false" fo:text-align="center" style:justify-single-word="false"/>
      <style:text-properties style:font-name="Courier New" fo:font-size="10pt" fo:font-weight="normal" officeooo:rsid="00694c35" officeooo:paragraph-rsid="00694c35" style:font-size-asian="8.75pt" style:font-weight-asian="normal" style:font-size-complex="10pt" style:font-weight-complex="normal"/>
    </style:style>
    <style:style style:name="P38" style:family="paragraph" style:parent-style-name="Standard">
      <style:paragraph-properties fo:margin-top="0in" fo:margin-bottom="0in" style:contextual-spacing="false" fo:break-before="page"/>
      <style:text-properties style:font-name="Arial" fo:font-size="16pt" fo:font-weight="bold" officeooo:rsid="004a6f56" officeooo:paragraph-rsid="004a6f56" style:font-size-asian="14pt" style:font-weight-asian="bold" style:font-size-complex="16pt" style:font-weight-complex="bold"/>
    </style:style>
    <style:style style:name="P39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6pt" fo:font-weight="bold" officeooo:rsid="0056a02b" officeooo:paragraph-rsid="0056a02b" style:font-size-asian="14pt" style:font-weight-asian="bold" style:font-size-complex="16pt" style:font-weight-complex="bold"/>
    </style:style>
    <style:style style:name="P40" style:family="paragraph" style:parent-style-name="Standard">
      <style:paragraph-properties fo:margin-top="0in" fo:margin-bottom="0in" style:contextual-spacing="false" fo:text-align="start" style:justify-single-word="false" fo:break-before="page"/>
      <style:text-properties style:font-name="Arial" fo:font-size="10pt" fo:font-weight="normal" officeooo:rsid="0068e9ee" officeooo:paragraph-rsid="0068e9ee" style:font-size-asian="8.75pt" style:font-weight-asian="normal" style:font-size-complex="10pt" style:font-weight-complex="normal"/>
    </style:style>
    <style:style style:name="P41" style:family="paragraph" style:parent-style-name="Table_20_Contents">
      <style:paragraph-properties fo:text-align="start" style:justify-single-word="false"/>
    </style:style>
    <style:style style:name="P42" style:family="paragraph" style:parent-style-name="Table_20_Contents">
      <style:paragraph-properties fo:text-align="start" style:justify-single-word="false"/>
      <style:text-properties officeooo:paragraph-rsid="007af80a"/>
    </style:style>
    <style:style style:name="P43" style:family="paragraph" style:parent-style-name="Standard">
      <style:text-properties officeooo:paragraph-rsid="007312fc"/>
    </style:style>
    <style:style style:name="P44" style:family="paragraph" style:parent-style-name="Standard">
      <style:text-properties officeooo:rsid="007312fc" officeooo:paragraph-rsid="007312fc"/>
    </style:style>
    <style:style style:name="P45" style:family="paragraph" style:parent-style-name="Standard">
      <style:text-properties officeooo:rsid="00739477" officeooo:paragraph-rsid="00739477"/>
    </style:style>
    <style:style style:name="P46" style:family="paragraph" style:parent-style-name="Standard">
      <style:paragraph-properties fo:text-align="center" style:justify-single-word="false"/>
      <style:text-properties officeooo:rsid="00739477" officeooo:paragraph-rsid="00739477"/>
    </style:style>
    <style:style style:name="P47" style:family="paragraph" style:parent-style-name="Standard">
      <style:paragraph-properties fo:text-align="start" style:justify-single-word="false"/>
      <style:text-properties officeooo:rsid="00739477" officeooo:paragraph-rsid="00739477"/>
    </style:style>
    <style:style style:name="P48" style:family="paragraph" style:parent-style-name="Standard">
      <style:text-properties style:font-name="Courier New"/>
    </style:style>
    <style:style style:name="P49" style:family="paragraph" style:parent-style-name="Standard">
      <style:paragraph-properties fo:text-align="center" style:justify-single-word="false"/>
      <style:text-properties style:font-name="Courier New" officeooo:rsid="00739477" officeooo:paragraph-rsid="00739477"/>
    </style:style>
    <style:style style:name="P50" style:family="paragraph" style:parent-style-name="Standard">
      <style:paragraph-properties fo:text-align="center" style:justify-single-word="false"/>
      <style:text-properties style:font-name="Courier New" officeooo:rsid="007c11f8" officeooo:paragraph-rsid="007c11f8"/>
    </style:style>
    <style:style style:name="P51" style:family="paragraph" style:parent-style-name="Standard">
      <style:paragraph-properties fo:text-align="center" style:justify-single-word="false"/>
      <style:text-properties style:font-name="Courier New" officeooo:rsid="007af80a" officeooo:paragraph-rsid="007af80a"/>
    </style:style>
    <style:style style:name="P52" style:family="paragraph" style:parent-style-name="Standard">
      <style:paragraph-properties fo:text-align="center" style:justify-single-word="false"/>
      <style:text-properties style:font-name="Courier New" fo:font-weight="normal" officeooo:rsid="0078f991" officeooo:paragraph-rsid="0078f991" style:font-weight-asian="normal" style:font-weight-complex="normal"/>
    </style:style>
    <style:style style:name="P53" style:family="paragraph" style:parent-style-name="Standard">
      <style:paragraph-properties fo:text-align="center" style:justify-single-word="false"/>
      <style:text-properties style:font-name="Courier New" fo:font-weight="normal" officeooo:rsid="00793c31" officeooo:paragraph-rsid="00793c31" style:font-weight-asian="normal" style:font-weight-complex="normal"/>
    </style:style>
    <style:style style:name="P54" style:family="paragraph" style:parent-style-name="Standard">
      <style:paragraph-properties fo:text-align="center" style:justify-single-word="false"/>
      <style:text-properties style:font-name="Courier New" fo:font-size="14pt" fo:font-weight="normal" officeooo:rsid="00793c31" officeooo:paragraph-rsid="00793c31" style:font-size-asian="14pt" style:font-weight-asian="normal" style:font-size-complex="14pt" style:font-weight-complex="normal"/>
    </style:style>
    <style:style style:name="P55" style:family="paragraph" style:parent-style-name="Standard">
      <style:text-properties style:font-name="Courier New" officeooo:rsid="008e65a1" officeooo:paragraph-rsid="008e65a1"/>
    </style:style>
    <style:style style:name="P56" style:family="paragraph" style:parent-style-name="Standard">
      <style:paragraph-properties fo:text-align="start" style:justify-single-word="false"/>
      <style:text-properties officeooo:rsid="0074e8d8" officeooo:paragraph-rsid="0074e8d8"/>
    </style:style>
    <style:style style:name="P57" style:family="paragraph" style:parent-style-name="Standard">
      <style:paragraph-properties fo:text-align="start" style:justify-single-word="false"/>
      <style:text-properties officeooo:rsid="007529d9" officeooo:paragraph-rsid="007529d9"/>
    </style:style>
    <style:style style:name="P58" style:family="paragraph" style:parent-style-name="Standard">
      <style:text-properties officeooo:paragraph-rsid="007529d9"/>
    </style:style>
    <style:style style:name="P59" style:family="paragraph" style:parent-style-name="Standard">
      <style:text-properties fo:font-weight="bold" officeooo:rsid="0077b512" officeooo:paragraph-rsid="0077b512" style:font-weight-asian="bold" style:font-weight-complex="bold"/>
    </style:style>
    <style:style style:name="P60" style:family="paragraph" style:parent-style-name="Standard">
      <style:text-properties fo:font-weight="bold" officeooo:rsid="0077b512" officeooo:paragraph-rsid="00856b6d" style:font-weight-asian="bold" style:font-weight-complex="bold"/>
    </style:style>
    <style:style style:name="P61" style:family="paragraph" style:parent-style-name="Standard">
      <style:text-properties fo:font-weight="bold" officeooo:rsid="0078f991" officeooo:paragraph-rsid="0078f991" style:font-weight-asian="bold" style:font-weight-complex="bold"/>
    </style:style>
    <style:style style:name="P62" style:family="paragraph" style:parent-style-name="Standard">
      <style:paragraph-properties fo:text-align="center" style:justify-single-word="false"/>
      <style:text-properties fo:font-weight="bold" officeooo:rsid="0078f991" officeooo:paragraph-rsid="0078f991" style:font-weight-asian="bold" style:font-weight-complex="bold"/>
    </style:style>
    <style:style style:name="P63" style:family="paragraph" style:parent-style-name="Standard">
      <style:paragraph-properties fo:text-align="start" style:justify-single-word="false"/>
      <style:text-properties fo:font-weight="bold" officeooo:rsid="0078f991" officeooo:paragraph-rsid="0078f991" style:font-weight-asian="bold" style:font-weight-complex="bold"/>
    </style:style>
    <style:style style:name="P64" style:family="paragraph" style:parent-style-name="Standard">
      <style:paragraph-properties fo:text-align="start" style:justify-single-word="false"/>
      <style:text-properties fo:font-weight="bold" officeooo:rsid="00793c31" officeooo:paragraph-rsid="00793c31" style:font-weight-asian="bold" style:font-weight-complex="bold"/>
    </style:style>
    <style:style style:name="P65" style:family="paragraph" style:parent-style-name="Standard">
      <style:paragraph-properties fo:text-align="start" style:justify-single-word="false"/>
      <style:text-properties fo:font-weight="bold" officeooo:rsid="0079acad" officeooo:paragraph-rsid="0079acad" style:font-weight-asian="bold" style:font-weight-complex="bold"/>
    </style:style>
    <style:style style:name="P66" style:family="paragraph" style:parent-style-name="Standard">
      <style:text-properties fo:font-weight="bold" officeooo:rsid="008c7658" officeooo:paragraph-rsid="008c7658" style:font-weight-asian="bold" style:font-weight-complex="bold"/>
    </style:style>
    <style:style style:name="P67" style:family="paragraph" style:parent-style-name="Standard">
      <style:paragraph-properties fo:text-align="start" style:justify-single-word="false"/>
      <style:text-properties fo:font-weight="normal" officeooo:rsid="007af80a" officeooo:paragraph-rsid="007af80a" style:font-weight-asian="normal" style:font-weight-complex="normal"/>
    </style:style>
    <style:style style:name="P68" style:family="paragraph" style:parent-style-name="Standard">
      <style:text-properties fo:font-weight="normal" officeooo:rsid="0078f991" officeooo:paragraph-rsid="0078f991" style:font-weight-asian="normal" style:font-weight-complex="normal"/>
    </style:style>
    <style:style style:name="P69" style:family="paragraph" style:parent-style-name="Standard">
      <style:paragraph-properties fo:text-align="start" style:justify-single-word="false"/>
      <style:text-properties fo:font-weight="normal" officeooo:rsid="0078f991" officeooo:paragraph-rsid="0078f991" style:font-weight-asian="normal" style:font-weight-complex="normal"/>
    </style:style>
    <style:style style:name="P70" style:family="paragraph" style:parent-style-name="Standard">
      <style:text-properties fo:font-weight="normal" officeooo:rsid="0078f991" officeooo:paragraph-rsid="0077b512" style:font-weight-asian="normal" style:font-weight-complex="normal"/>
    </style:style>
    <style:style style:name="P71" style:family="paragraph" style:parent-style-name="Standard">
      <style:paragraph-properties fo:text-align="start" style:justify-single-word="false"/>
      <style:text-properties fo:font-weight="normal" officeooo:rsid="00793c31" officeooo:paragraph-rsid="00793c31" style:font-weight-asian="normal" style:font-weight-complex="normal"/>
    </style:style>
    <style:style style:name="P72" style:family="paragraph" style:parent-style-name="Standard">
      <style:paragraph-properties fo:text-align="start" style:justify-single-word="false"/>
      <style:text-properties fo:font-weight="normal" officeooo:rsid="0079acad" officeooo:paragraph-rsid="0079acad" style:font-weight-asian="normal" style:font-weight-complex="normal"/>
    </style:style>
    <style:style style:name="P73" style:family="paragraph" style:parent-style-name="Standard">
      <style:text-properties fo:font-weight="normal" officeooo:rsid="0077b512" officeooo:paragraph-rsid="008c7658" style:font-weight-asian="normal" style:font-weight-complex="normal"/>
    </style:style>
    <style:style style:name="P74" style:family="paragraph" style:parent-style-name="Standard">
      <style:text-properties officeooo:paragraph-rsid="007af80a"/>
    </style:style>
    <style:style style:name="P75" style:family="paragraph" style:parent-style-name="Standard">
      <style:text-properties officeooo:rsid="007af80a" officeooo:paragraph-rsid="007af80a"/>
    </style:style>
    <style:style style:name="P76" style:family="paragraph" style:parent-style-name="Standard">
      <style:paragraph-properties fo:text-align="start" style:justify-single-word="false"/>
      <style:text-properties officeooo:rsid="007af80a" officeooo:paragraph-rsid="007af80a"/>
    </style:style>
    <style:style style:name="P77" style:family="paragraph" style:parent-style-name="Standard">
      <style:paragraph-properties fo:text-align="start" style:justify-single-word="false"/>
      <style:text-properties officeooo:rsid="007c11f8" officeooo:paragraph-rsid="007c11f8"/>
    </style:style>
    <style:style style:name="P78" style:family="paragraph" style:parent-style-name="Standard">
      <style:paragraph-properties fo:text-align="start" style:justify-single-word="false"/>
      <style:text-properties officeooo:rsid="007cdb7d" officeooo:paragraph-rsid="007cdb7d"/>
    </style:style>
    <style:style style:name="P79" style:family="paragraph" style:parent-style-name="Standard">
      <style:paragraph-properties fo:text-align="start" style:justify-single-word="false"/>
      <style:text-properties style:font-name="Arial" fo:font-size="16pt" fo:font-weight="bold" officeooo:rsid="007cdb7d" officeooo:paragraph-rsid="007cdb7d" style:font-size-asian="14pt" style:font-weight-asian="bold" style:font-size-complex="16pt" style:font-weight-complex="bold"/>
    </style:style>
    <style:style style:name="P80" style:family="paragraph" style:parent-style-name="Standard">
      <style:paragraph-properties fo:text-align="start" style:justify-single-word="false"/>
      <style:text-properties style:font-name="Arial" fo:font-size="16pt" fo:font-weight="normal" officeooo:rsid="007e124a" officeooo:paragraph-rsid="007e124a" style:font-size-asian="14pt" style:font-weight-asian="normal" style:font-size-complex="16pt" style:font-weight-complex="normal"/>
    </style:style>
    <style:style style:name="P81" style:family="paragraph" style:parent-style-name="Standard">
      <style:paragraph-properties fo:text-align="start" style:justify-single-word="false"/>
      <style:text-properties style:font-name="Arial" fo:font-size="10pt" fo:font-weight="normal" officeooo:rsid="00826dc4" officeooo:paragraph-rsid="00826dc4" style:font-size-asian="8.75pt" style:font-weight-asian="normal" style:font-size-complex="10pt" style:font-weight-complex="normal"/>
    </style:style>
    <style:style style:name="P82" style:family="paragraph" style:parent-style-name="Standard">
      <style:paragraph-properties fo:text-align="start" style:justify-single-word="false"/>
      <style:text-properties style:font-name="Arial" fo:font-size="10pt" fo:font-weight="normal" officeooo:rsid="00826dc4" officeooo:paragraph-rsid="007e124a" style:font-size-asian="8.75pt" style:font-weight-asian="normal" style:font-size-complex="10pt" style:font-weight-complex="normal"/>
    </style:style>
    <style:style style:name="P83" style:family="paragraph" style:parent-style-name="Standard">
      <style:paragraph-properties fo:text-align="start" style:justify-single-word="false"/>
      <style:text-properties style:font-name="Arial" fo:font-size="10pt" fo:font-weight="normal" officeooo:rsid="00826dc4" officeooo:paragraph-rsid="008c7658" style:font-size-asian="8.75pt" style:font-weight-asian="normal" style:font-size-complex="10pt" style:font-weight-complex="normal"/>
    </style:style>
    <style:style style:name="P84" style:family="paragraph" style:parent-style-name="Standard">
      <style:paragraph-properties fo:text-align="start" style:justify-single-word="false"/>
      <style:text-properties style:font-name="Arial" fo:font-size="10pt" fo:font-weight="normal" officeooo:rsid="007e124a" officeooo:paragraph-rsid="007e124a" style:font-size-asian="8.75pt" style:font-weight-asian="normal" style:font-size-complex="10pt" style:font-weight-complex="normal"/>
    </style:style>
    <style:style style:name="P85" style:family="paragraph" style:parent-style-name="Standard">
      <style:paragraph-properties fo:text-align="start" style:justify-single-word="false"/>
      <style:text-properties style:font-name="Arial" fo:font-size="10pt" fo:font-weight="normal" officeooo:rsid="007e124a" officeooo:paragraph-rsid="008c7658" style:font-size-asian="8.75pt" style:font-weight-asian="normal" style:font-size-complex="10pt" style:font-weight-complex="normal"/>
    </style:style>
    <style:style style:name="P86" style:family="paragraph" style:parent-style-name="Standard">
      <style:paragraph-properties fo:text-align="start" style:justify-single-word="false"/>
      <style:text-properties officeooo:rsid="00740294" officeooo:paragraph-rsid="00740294"/>
    </style:style>
    <style:style style:name="P87" style:family="paragraph" style:parent-style-name="Standard">
      <style:paragraph-properties fo:text-align="start" style:justify-single-word="false" fo:break-before="page"/>
      <style:text-properties officeooo:rsid="00740294" officeooo:paragraph-rsid="00740294"/>
    </style:style>
    <style:style style:name="P88" style:family="paragraph" style:parent-style-name="Standard">
      <style:paragraph-properties fo:text-align="start" style:justify-single-word="false" fo:break-before="page"/>
      <style:text-properties style:font-name="Arial" fo:font-size="16pt" fo:font-weight="bold" officeooo:rsid="007cdb7d" officeooo:paragraph-rsid="007cdb7d" style:font-size-asian="14pt" style:font-weight-asian="bold" style:font-size-complex="16pt" style:font-weight-complex="bold"/>
    </style:style>
    <style:style style:name="P89" style:family="paragraph" style:parent-style-name="Standard">
      <style:paragraph-properties fo:text-align="start" style:justify-single-word="false" fo:break-before="page"/>
      <style:text-properties fo:font-weight="bold" officeooo:rsid="0078f991" officeooo:paragraph-rsid="0078f991" style:font-weight-asian="bold" style:font-weight-complex="bold"/>
    </style:style>
    <style:style style:name="P90" style:family="paragraph" style:parent-style-name="Standard">
      <style:paragraph-properties fo:text-align="start" style:justify-single-word="false" fo:break-before="page"/>
      <style:text-properties officeooo:rsid="007c11f8" officeooo:paragraph-rsid="007c11f8"/>
    </style:style>
    <style:style style:name="P91" style:family="paragraph" style:parent-style-name="Standard" style:master-page-name="">
      <style:paragraph-properties fo:text-align="start" style:justify-single-word="false" style:page-number="auto" fo:break-before="auto" fo:break-after="auto"/>
      <style:text-properties officeooo:rsid="007cdb7d" officeooo:paragraph-rsid="007cdb7d"/>
    </style:style>
    <style:style style:name="P92" style:family="paragraph" style:parent-style-name="Standard" style:list-style-name="L3">
      <style:paragraph-properties fo:text-align="start" style:justify-single-word="false"/>
      <style:text-properties officeooo:rsid="00739477" officeooo:paragraph-rsid="00739477"/>
    </style:style>
    <style:style style:name="P93" style:family="paragraph" style:parent-style-name="Standard" style:list-style-name="L4">
      <style:text-properties fo:font-weight="normal" officeooo:rsid="0077b512" officeooo:paragraph-rsid="00856b6d" style:font-weight-asian="normal" style:font-weight-complex="normal"/>
    </style:style>
    <style:style style:name="P94" style:family="paragraph" style:parent-style-name="Standard" style:list-style-name="L5">
      <style:text-properties fo:font-weight="normal" officeooo:rsid="0077b512" officeooo:paragraph-rsid="0077b512" style:font-weight-asian="normal" style:font-weight-complex="normal"/>
    </style:style>
    <style:style style:name="P95" style:family="paragraph" style:parent-style-name="Standard" style:list-style-name="L9">
      <style:paragraph-properties fo:text-align="start" style:justify-single-word="false"/>
      <style:text-properties fo:font-weight="normal" officeooo:rsid="00793c31" officeooo:paragraph-rsid="00793c31" style:font-weight-asian="normal" style:font-weight-complex="normal"/>
    </style:style>
    <style:style style:name="P96" style:family="paragraph" style:parent-style-name="Standard" style:list-style-name="L10">
      <style:paragraph-properties fo:text-align="start" style:justify-single-word="false"/>
      <style:text-properties fo:font-weight="normal" officeooo:rsid="00793c31" officeooo:paragraph-rsid="00793c31" style:font-weight-asian="normal" style:font-weight-complex="normal"/>
    </style:style>
    <style:style style:name="P97" style:family="paragraph" style:parent-style-name="Standard" style:list-style-name="L6">
      <style:text-properties officeooo:paragraph-rsid="0078f991"/>
    </style:style>
    <style:style style:name="P98" style:family="paragraph" style:parent-style-name="Standard" style:list-style-name="L7">
      <style:paragraph-properties fo:text-align="start" style:justify-single-word="false"/>
      <style:text-properties officeooo:paragraph-rsid="0078f991"/>
    </style:style>
    <style:style style:name="P99" style:family="paragraph" style:parent-style-name="Standard" style:list-style-name="L8">
      <style:text-properties officeooo:paragraph-rsid="0078f991"/>
    </style:style>
    <style:style style:name="P100" style:family="paragraph" style:parent-style-name="Standard" style:list-style-name="L10">
      <style:paragraph-properties fo:text-align="start" style:justify-single-word="false"/>
      <style:text-properties fo:font-weight="bold" officeooo:rsid="00793c31" officeooo:paragraph-rsid="00793c31" style:font-weight-asian="bold" style:font-weight-complex="bold"/>
    </style:style>
    <style:style style:name="P101" style:family="paragraph" style:parent-style-name="Standard" style:list-style-name="L1">
      <style:paragraph-properties fo:margin-top="0in" fo:margin-bottom="0in" style:contextual-spacing="false"/>
      <style:text-properties style:font-name="Arial" fo:font-size="10pt" fo:font-weight="normal" officeooo:rsid="0054433f" officeooo:paragraph-rsid="0054433f" style:font-size-asian="8.75pt" style:font-weight-asian="normal" style:font-size-complex="10pt" style:font-weight-complex="normal"/>
    </style:style>
    <style:style style:name="P102" style:family="paragraph" style:parent-style-name="Standard" style:list-style-name="L1">
      <style:paragraph-properties fo:margin-top="0in" fo:margin-bottom="0in" style:contextual-spacing="false"/>
      <style:text-properties style:font-name="Arial" fo:font-size="10pt" fo:font-weight="normal" officeooo:rsid="004a6f56" officeooo:paragraph-rsid="004a6f56" style:font-size-asian="8.75pt" style:font-weight-asian="normal" style:font-size-complex="10pt" style:font-weight-complex="normal"/>
    </style:style>
    <style:style style:name="P103" style:family="paragraph" style:parent-style-name="Standard" style:list-style-name="L1">
      <style:paragraph-properties fo:margin-top="0in" fo:margin-bottom="0in" style:contextual-spacing="false"/>
      <style:text-properties style:font-name="Arial" fo:font-size="10pt" fo:font-weight="normal" officeooo:rsid="008521bf" officeooo:paragraph-rsid="008521bf" style:font-size-asian="8.75pt" style:font-weight-asian="normal" style:font-size-complex="10pt" style:font-weight-complex="normal"/>
    </style:style>
    <style:style style:name="P104" style:family="paragraph" style:parent-style-name="Standard" style:list-style-name="L2">
      <style:paragraph-properties fo:margin-top="0in" fo:margin-bottom="0in" style:contextual-spacing="false" fo:text-align="start" style:justify-single-word="false"/>
      <style:text-properties style:font-name="Arial" fo:font-size="10pt" fo:font-weight="normal" officeooo:rsid="007312fc" officeooo:paragraph-rsid="007312fc" style:font-size-asian="8.75pt" style:font-weight-asian="normal" style:font-size-complex="10pt" style:font-weight-complex="normal"/>
    </style:style>
    <style:style style:name="P105" style:family="paragraph">
      <style:paragraph-properties fo:text-align="center"/>
    </style:style>
    <style:style style:name="P106" style:family="paragraph">
      <loext:graphic-properties draw:fill="solid" draw:fill-color="#ffffff"/>
      <style:paragraph-properties fo:text-align="center"/>
    </style:style>
    <style:style style:name="P107" style:family="paragraph">
      <loext:graphic-properties draw:fill="none" draw:fill-color="#ffffff"/>
      <style:paragraph-properties style:writing-mode="lr-tb"/>
      <style:text-properties style:font-name="Arial" fo:font-size="10pt" style:font-size-asian="10pt" style:font-size-complex="10pt"/>
    </style:style>
    <style:style style:name="P108" style:family="paragraph">
      <loext:graphic-properties draw:fill="none"/>
      <style:paragraph-properties fo:text-align="center"/>
    </style:style>
    <style:style style:name="P109" style:family="paragraph">
      <loext:graphic-properties draw:fill="solid" draw:fill-color="#ffffff"/>
      <style:paragraph-properties style:writing-mode="lr-tb"/>
      <style:text-properties style:font-name="Arial" fo:font-size="10pt" style:font-size-asian="10pt" style:font-size-complex="10pt"/>
    </style:style>
    <style:style style:name="T1" style:family="text">
      <style:text-properties officeooo:rsid="00136070"/>
    </style:style>
    <style:style style:name="T2" style:family="text">
      <style:text-properties officeooo:rsid="008a6f67"/>
    </style:style>
    <style:style style:name="T3" style:family="text">
      <style:text-properties officeooo:rsid="004a6f56"/>
    </style:style>
    <style:style style:name="T4" style:family="text">
      <style:text-properties officeooo:rsid="003eba3a"/>
    </style:style>
    <style:style style:name="T5" style:family="text">
      <style:text-properties style:font-name="Courier New"/>
    </style:style>
    <style:style style:name="T6" style:family="text">
      <style:text-properties style:font-name="Courier New" fo:font-size="10pt" fo:font-weight="normal" style:font-size-asian="8.75pt" style:font-weight-asian="normal" style:font-size-complex="10pt" style:font-weight-complex="normal"/>
    </style:style>
    <style:style style:name="T7" style:family="text">
      <style:text-properties style:font-name="Courier New" officeooo:rsid="006c3456"/>
    </style:style>
    <style:style style:name="T8" style:family="text">
      <style:text-properties style:font-name="Courier New" fo:font-weight="normal" style:font-weight-asian="normal" style:font-weight-complex="normal"/>
    </style:style>
    <style:style style:name="T9" style:family="text">
      <style:text-properties style:font-name="Courier New" fo:font-weight="normal" officeooo:rsid="0078f991" style:font-weight-asian="normal" style:font-weight-complex="normal"/>
    </style:style>
    <style:style style:name="T10" style:family="text">
      <style:text-properties style:font-name="Arial"/>
    </style:style>
    <style:style style:name="T11" style:family="text">
      <style:text-properties officeooo:rsid="0056a02b"/>
    </style:style>
    <style:style style:name="T12" style:family="text">
      <style:text-properties fo:font-size="10pt" fo:font-weight="normal" style:font-size-asian="8.75pt" style:font-weight-asian="normal" style:font-size-complex="10pt" style:font-weight-complex="normal"/>
    </style:style>
    <style:style style:name="T13" style:family="text">
      <style:text-properties fo:font-size="10pt" fo:font-weight="normal" officeooo:rsid="008521bf" style:font-size-asian="8.75pt" style:font-weight-asian="normal" style:font-size-complex="10pt" style:font-weight-complex="normal"/>
    </style:style>
    <style:style style:name="T14" style:family="text">
      <style:text-properties fo:font-size="14pt" fo:font-weight="bold" style:font-size-asian="14pt" style:font-weight-asian="bold" style:font-size-complex="14pt" style:font-weight-complex="bold"/>
    </style:style>
    <style:style style:name="T15" style:family="text">
      <style:text-properties fo:font-size="14pt" style:font-size-asian="14pt" style:font-size-complex="14pt"/>
    </style:style>
    <style:style style:name="T16" style:family="text">
      <style:text-properties officeooo:rsid="00628ad9"/>
    </style:style>
    <style:style style:name="T17" style:family="text">
      <style:text-properties officeooo:rsid="0067e6cf"/>
    </style:style>
    <style:style style:name="T18" style:family="text">
      <style:text-properties officeooo:rsid="00694c35"/>
    </style:style>
    <style:style style:name="T19" style:family="text">
      <style:text-properties officeooo:rsid="006ff0b7"/>
    </style:style>
    <style:style style:name="T20" style:family="text">
      <style:text-properties officeooo:rsid="0070b5e2"/>
    </style:style>
    <style:style style:name="T21" style:family="text">
      <style:text-properties officeooo:rsid="007312fc"/>
    </style:style>
    <style:style style:name="T22" style:family="text">
      <style:text-properties officeooo:rsid="007666ef"/>
    </style:style>
    <style:style style:name="T23" style:family="text">
      <style:text-properties fo:font-weight="normal" style:font-weight-asian="normal" style:font-weight-complex="normal"/>
    </style:style>
    <style:style style:name="T24" style:family="text">
      <style:text-properties fo:font-weight="normal" officeooo:rsid="0078f991" style:font-weight-asian="normal" style:font-weight-complex="normal"/>
    </style:style>
    <style:style style:name="T25" style:family="text">
      <style:text-properties fo:font-weight="normal" officeooo:rsid="00793c31" style:font-weight-asian="normal" style:font-weight-complex="normal"/>
    </style:style>
    <style:style style:name="T26" style:family="text">
      <style:text-properties fo:font-weight="normal" officeooo:rsid="00856b6d" style:font-weight-asian="normal" style:font-weight-complex="normal"/>
    </style:style>
    <style:style style:name="T27" style:family="text">
      <style:text-properties fo:font-weight="bold" style:font-weight-asian="bold" style:font-weight-complex="bold"/>
    </style:style>
    <style:style style:name="T28" style:family="text">
      <style:text-properties fo:font-weight="bold" officeooo:rsid="008521bf" style:font-weight-asian="bold" style:font-weight-complex="bold"/>
    </style:style>
    <style:style style:name="T29" style:family="text">
      <style:text-properties officeooo:rsid="007cdb7d"/>
    </style:style>
    <style:style style:name="T30" style:family="text">
      <style:text-properties officeooo:rsid="008521bf"/>
    </style:style>
    <style:style style:name="T31" style:family="text">
      <style:text-properties officeooo:rsid="006c3456"/>
    </style:style>
    <style:style style:name="T32" style:family="text">
      <style:text-properties officeooo:rsid="00739477"/>
    </style:style>
    <style:style style:name="T33" style:family="text">
      <style:text-properties officeooo:rsid="008c7658"/>
    </style:style>
    <style:style style:name="T34" style:family="text">
      <style:text-properties officeooo:rsid="008e65a1"/>
    </style:style>
    <style:style style:name="T35" style:family="text">
      <style:text-properties officeooo:rsid="008ea7f9"/>
    </style:style>
    <style:style style:name="T36" style:family="text">
      <style:text-properties officeooo:rsid="009090ab"/>
    </style:style>
    <style:style style:name="T37" style:family="text">
      <style:text-properties officeooo:rsid="0093e479"/>
    </style:style>
    <style:style style:name="T38" style:family="text">
      <style:text-properties officeooo:rsid="0093ee73"/>
    </style:style>
    <style:style style:name="T39" style:family="text">
      <style:text-properties style:font-name="Arial" fo:font-size="10pt" style:font-size-asian="10pt" style:font-size-complex="10pt"/>
    </style:style>
    <style:style style:name="T40" style:family="text">
      <style:text-properties style:font-name="Arial" fo:font-size="14pt" fo:font-weight="bold" style:font-size-asian="14pt" style:font-weight-asian="bold" style:font-size-complex="14pt" style:font-weight-complex="bold"/>
    </style:style>
    <style:style style:name="T41" style:family="text">
      <style:text-properties style:font-name="Courier New" fo:font-size="10pt" style:font-size-asian="10pt" style:font-size-complex="10pt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7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9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  <style:text-properties style:font-name="OpenSymbol"/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svg:stroke-color="#ffffff" draw:fill="solid" draw:fill-color="#ffffff" draw:textarea-horizontal-align="center" draw:textarea-vertical-align="middle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stroke="solid" svg:stroke-width="0.0201in" svg:stroke-color="#ff3333" draw:marker-start="Arrowheads_20_1" draw:marker-start-width="0.1689in" draw:marker-end="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stroke="solid" svg:stroke-width="0.0201in" svg:stroke-color="#ff3333" draw:marker-start-width="0.1689in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stroke="solid" svg:stroke-width="0.0201in" svg:stroke-color="#ff3333" draw:marker-start-width="0.1689in" draw:marker-end-width="0.1689in" draw:fill="none" draw:fill-color="#ffffff" fo:min-height="0.44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6" style:family="graphic">
      <style:graphic-properties draw:stroke="solid" svg:stroke-width="0.0201in" svg:stroke-color="#ff3333" draw:marker-start-width="0.1689in" draw:marker-end-width="0.1689in" draw:fill="none" draw:fill-color="#ffffff" fo:min-height="0.770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7" style:family="graphic">
      <style:graphic-properties svg:stroke-width="0.0201in" svg:stroke-color="#ff3333" draw:marker-start-width="0.1689in" draw:marker-end-width="0.1689in" draw:fill="none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stroke="solid"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stroke="solid" svg:stroke-width="0.0201in" svg:stroke-color="#ff3333" draw:marker-start-width="0.1689in" draw:marker-end-width="0.1689in" draw:fill="none" draw:fill-color="#ffffff" fo:min-height="0.479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0" style:family="graphic">
      <style:graphic-properties draw:stroke="solid" svg:stroke-width="0.0201in" svg:stroke-color="#ff3333" draw:marker-start-width="0.1689in" draw:marker-end-width="0.1689in" draw:fill="none" draw:fill-color="#ffffff" fo:min-height="0.3839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1" style:family="graphic">
      <style:graphic-properties draw:stroke="dash" draw:stroke-dash="Fine_20_Dashed" svg:stroke-width="0.0201in" svg:stroke-color="#ff3333" draw:marker-start-width="0.1689in" draw:marker-end="Arrowheads_20_1" draw:marker-end-width="0.1689in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stroke="solid" svg:stroke-width="0.0201in" svg:stroke-color="#ff3333" draw:marker-start-width="0.1689in" draw:marker-end-width="0.1689in" draw:fill="none" draw:fill-color="#ffffff" fo:min-height="0.989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3" style:family="graphic">
      <style:graphic-properties draw:stroke="solid" svg:stroke-width="0.0201in" svg:stroke-color="#ff3333" draw:marker-start-width="0.1689in" draw:marker-end-width="0.1689in" draw:fill="solid" draw:fill-color="#ffffff" fo:min-height="0.302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4" style:family="graphic">
      <style:graphic-properties draw:stroke="solid" svg:stroke-width="0.0201in" svg:stroke-color="#ff3333" draw:marker-start-width="0.1689in" draw:marker-end-width="0.1689in" draw:fill="solid" draw:fill-color="#ffffff" fo:min-height="0.4583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  <style:style style:name="gr15" style:family="graphic">
      <style:graphic-properties draw:stroke="solid" svg:stroke-width="0.0201in" svg:stroke-color="#ff3333" draw:marker-start-width="0.1689in" draw:marker-end-width="0.1689in" draw:fill="solid" draw:fill-color="#ffffff" fo:min-height="0.4138in" fo:padding-top="-0.0031in" fo:padding-bottom="-0.0031in" fo:padding-left="-0.0031in" fo:padding-right="-0.003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  <style:paragraph-properties style:writing-mode="lr-tb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text:span text:style-name="T33">­</text:span>6<text:span text:style-name="T2">8</text:span>. <text:span text:style-name="T3">Array of Objects</text:span></text:p>
      <text:p text:style-name="P5"/>
      <text:p text:style-name="P30">Objectives</text:p>
      <text:p text:style-name="P6"/>
      <text:list xml:id="list361770505" text:style-name="L1">
        <text:list-item>
          <text:p text:style-name="P101">Review Array and pointer</text:p>
        </text:list-item>
        <text:list-item>
          <text:p text:style-name="P102">Use Arrays to store objects</text:p>
        </text:list-item>
        <text:list-item>
          <text:p text:style-name="P103">Build static sized Array Objects</text:p>
        </text:list-item>
        <text:list-item>
          <text:p text:style-name="P103">Build static sized Array Object Pointers</text:p>
        </text:list-item>
        <text:list-item>
          <text:p text:style-name="P103">Build dynamic sized Array Object</text:p>
        </text:list-item>
        <text:list-item>
          <text:p text:style-name="P103">Build dynamic sized Array Object Pointers</text:p>
        </text:list-item>
      </text:list>
      <text:p text:style-name="P7"/>
      <text:p text:style-name="P38">Review</text:p>
      <text:p text:style-name="P29"/>
      <text:p text:style-name="P22">As you know, the size of the array is fixed:</text:p>
      <table:table table:name="Table1" table:style-name="Table1">
        <table:table-column table:style-name="Table1.A"/>
        <table:table-row table:style-name="TableLine1593558690016">
          <table:table-cell table:style-name="Table1.A1" office:value-type="string">
            <text:p text:style-name="P48">const int SIZE = 5;</text:p>
            <text:p text:style-name="P48">int x[2 * SIZE]; <text:s text:c="3"/>// OK</text:p>
            <text:p text:style-name="P48">int y[42]; <text:s text:c="9"/>// OK</text:p>
            <text:p text:style-name="P48">int i = 5;</text:p>
            <text:p text:style-name="P48">int z[i]; <text:s text:c="10"/>// WRONG!!!</text:p>
          </table:table-cell>
        </table:table-row>
      </table:table>
      <text:p text:style-name="P22"/>
      <text:p text:style-name="P23">For a “dynamic” array, i.e., an array whose size can be variable, you can use a pointer.</text:p>
      <text:p text:style-name="P23"/>
      <table:table table:name="Table2" table:style-name="Table2">
        <table:table-column table:style-name="Table2.A"/>
        <table:table-row table:style-name="TableLine1593558675056">
          <table:table-cell table:style-name="Table2.A1" office:value-type="string">
            <text:p text:style-name="P48">int * p = new int[5]; <text:s text:c="9"/>// OK</text:p>
            <text:p text:style-name="P48">const int SIZE = 5;</text:p>
            <text:p text:style-name="P48">int * q = new int [2 * SIZE]; <text:s/>// OK</text:p>
            <text:p text:style-name="P48">int i = 5;</text:p>
            <text:p text:style-name="P48">int * r = new int[i]; <text:s text:c="9"/>// OK!!!</text:p>
          </table:table-cell>
        </table:table-row>
      </table:table>
      <text:p text:style-name="P23"/>
      <text:p text:style-name="P24">Memory allocated to a pointer must be de-allocated by the programmer:</text:p>
      <table:table table:name="Table3" table:style-name="Table3">
        <table:table-column table:style-name="Table3.A"/>
        <table:table-row table:style-name="TableLine1593558678592">
          <table:table-cell table:style-name="Table3.A1" office:value-type="string">
            <text:p text:style-name="P48">int i = 5;</text:p>
            <text:p text:style-name="P48">int * r = new int[i];</text:p>
            <text:p text:style-name="P48">// do something with r[0],...,r[i – 1]</text:p>
            <text:p text:style-name="P48">delete [] r;</text:p>
          </table:table-cell>
        </table:table-row>
      </table:table>
      <text:p text:style-name="P24"/>
      <text:p text:style-name="P25">Memory can be allocated to a pointer more than once. The sizes can be different.</text:p>
      <table:table table:name="Table4" table:style-name="Table4">
        <table:table-column table:style-name="Table4.A"/>
        <table:table-row table:style-name="TableLine1593558708240">
          <table:table-cell table:style-name="Table4.A1" office:value-type="string">
            <text:p text:style-name="P48">int * r = new int[5];</text:p>
            <text:p text:style-name="P48">// ... do something with r[0],...,r[4]</text:p>
            <text:p text:style-name="P48">delete [] r;</text:p>
            <text:p text:style-name="P48">...</text:p>
            <text:p text:style-name="P48">r = new int;</text:p>
            <text:p text:style-name="P48">// ... do something with *r;</text:p>
            <text:p text:style-name="P48">delete r;</text:p>
            <text:p text:style-name="P48">... </text:p>
            <text:p text:style-name="P48">r = new int[10];</text:p>
            <text:p text:style-name="P48">// ... do something with r[0],...,r[9]</text:p>
            <text:p text:style-name="P48">delete [] r;</text:p>
          </table:table-cell>
        </table:table-row>
      </table:table>
      <text:p text:style-name="P25"/>
      <text:p text:style-name="P26">Like a pointer to a structure variable, if p points to an object with instance variable <text:span text:style-name="T5">x</text:span><text:span text:style-name="T10">, then</text:span></text:p>
      <text:p text:style-name="P26"/>
      <text:p text:style-name="P33">(*p).x<text:span text:style-name="T10"> is the same as </text:span>p-&gt;x</text:p>
      <text:p text:style-name="P27"/>
      <text:p text:style-name="P27">Similarly if the object has method <text:span text:style-name="T5">m()</text:span>, then invoking</text:p>
      <text:p text:style-name="P28"/>
      <text:p text:style-name="P28"><text:span text:style-name="T5">(*p).m()</text:span> is the same as <text:span text:style-name="T5">p-&gt;m()</text:span></text:p>
      <text:p text:style-name="P28"/>
      <text:p text:style-name="P27">Use <text:span text:style-name="T5">-&gt; </text:span>instead of <text:span text:style-name="T5">*.</text:span></text:p>
      <text:p text:style-name="P39">Array of Objects</text:p>
      <text:p text:style-name="P4"/>
      <text:p text:style-name="P15">So far objects are created individually.</text:p>
      <text:p text:style-name="P15"/>
      <text:p text:style-name="P15">What if you want to create an array of objects </text:p>
      <text:p text:style-name="P15"/>
      <text:p text:style-name="P35">C obj[10];</text:p>
      <text:p text:style-name="P16"/>
      <text:p text:style-name="P4"><text:span text:style-name="T13">w</text:span><text:span text:style-name="T12">here </text:span><text:span text:style-name="T6">C</text:span><text:span text:style-name="T12"> is the class?</text:span></text:p>
      <text:p text:style-name="P4"/>
      <text:p text:style-name="P15">Try the following example:</text:p>
      <text:p text:style-name="P15"/>
      <table:table table:name="Table5" table:style-name="Table5">
        <table:table-column table:style-name="Table5.A"/>
        <table:table-row table:style-name="TableLine1593558696816">
          <table:table-cell table:style-name="Table5.A1" office:value-type="string">
            <text:p text:style-name="P48">// <text:span text:style-name="T11">Int.h</text:span></text:p>
            <text:p text:style-name="P48">#include &lt;iostream&gt;</text:p>
            <text:p text:style-name="P48">class Int</text:p>
            <text:p text:style-name="P48">{</text:p>
            <text:p text:style-name="P48">public:</text:p>
            <text:p text:style-name="P48"><text:s text:c="4"/>Int(int x=0)</text:p>
            <text:p text:style-name="P48"><text:s text:c="8"/>: x_(x)</text:p>
            <text:p text:style-name="P48"><text:s text:c="4"/>{</text:p>
            <text:p text:style-name="P48"><text:s text:c="8"/>std::cout &lt;&lt; "Int ... x_: " &lt;&lt; x_</text:p>
            <text:p text:style-name="P48"><text:s text:c="18"/>&lt;&lt; std::endl;</text:p>
            <text:p text:style-name="P48"><text:s text:c="4"/>}</text:p>
            <text:p text:style-name="P48">private:</text:p>
            <text:p text:style-name="P48"><text:s text:c="4"/>int x_;</text:p>
            <text:p text:style-name="P48">};</text:p>
          </table:table-cell>
        </table:table-row>
      </table:table>
      <text:p text:style-name="P4"/>
      <table:table table:name="Table6" table:style-name="Table6">
        <table:table-column table:style-name="Table6.A"/>
        <table:table-row table:style-name="TableLine1593558708512">
          <table:table-cell table:style-name="Table6.A1" office:value-type="string">
            <text:p text:style-name="P48">#include “Int.h”</text:p>
            <text:p text:style-name="P48">int main()</text:p>
            <text:p text:style-name="P48">{</text:p>
            <text:p text:style-name="P48"><text:s text:c="4"/>Int a[10];</text:p>
            <text:p text:style-name="P48"><text:s text:c="4"/>return 0;</text:p>
            <text:p text:style-name="P48">}</text:p>
          </table:table-cell>
        </table:table-row>
      </table:table>
      <text:p text:style-name="P4"/>
      <text:p text:style-name="P31">The Point: <text:span text:style-name="T12">Each </text:span><text:span text:style-name="T6">a[i] (i=0,...,9)</text:span><text:span text:style-name="T12"> is constructed using the default constructor. When you declare an array of objects each object in the array calls the </text:span>default constructor<text:span text:style-name="T12">.</text:span></text:p>
      <text:p text:style-name="P8"/>
      <text:p text:style-name="P8">You <text:span text:style-name="T14">must</text:span> have a default constructor if you want to have an array of objects. (Don't forget that if you don't specify any constructor, C++ will give you a default constructor.)</text:p>
      <text:p text:style-name="P8"/>
      <text:p text:style-name="P9">Of course you can still call the constructor one at a time like this if you wish:</text:p>
      <text:p text:style-name="P9"/>
      <text:p text:style-name="P34">Int a[3] = {Int(3), Int(-1), Int(42)};</text:p>
      <text:p text:style-name="P34"/>
      <text:p text:style-name="P9">Now try to run this (why does it not work):</text:p>
      <table:table table:name="Table7" table:style-name="Table7">
        <table:table-column table:style-name="Table7.A"/>
        <text:soft-page-break/>
        <table:table-row table:style-name="Table7.1">
          <table:table-cell table:style-name="Table7.A1" office:value-type="string">
            <text:p text:style-name="P48">// <text:span text:style-name="T16">vec2d.h</text:span></text:p>
            <text:p text:style-name="P48">#include &lt;iostream&gt;</text:p>
            <text:p text:style-name="P48">class vec2d</text:p>
            <text:p text:style-name="P48">{</text:p>
            <text:p text:style-name="P48">public:</text:p>
            <text:p text:style-name="P48"><text:s text:c="4"/>vec2d(double x, double y)</text:p>
            <text:p text:style-name="P48"><text:s text:c="8"/>: x_(x), y_(y)</text:p>
            <text:p text:style-name="P48"><text:s text:c="4"/>{}</text:p>
            <text:p text:style-name="P48">private:</text:p>
            <text:p text:style-name="P48"><text:s text:c="4"/>double x_, y_;</text:p>
            <text:p text:style-name="P48">};</text:p>
          </table:table-cell>
        </table:table-row>
      </table:table>
      <text:p text:style-name="P9"/>
      <table:table table:name="Table8" table:style-name="Table8">
        <table:table-column table:style-name="Table8.A"/>
        <table:table-row table:style-name="TableLine1593558701168">
          <table:table-cell table:style-name="Table8.A1" office:value-type="string">
            <text:p text:style-name="P48">#include “vec2d.h”</text:p>
            <text:p text:style-name="P48"/>
            <text:p text:style-name="P48">int main()</text:p>
            <text:p text:style-name="P48">{</text:p>
            <text:p text:style-name="P48"><text:s text:c="4"/>vec2d v[10];</text:p>
            <text:p text:style-name="P48"><text:s text:c="4"/>return 0;</text:p>
            <text:p text:style-name="P48">}</text:p>
          </table:table-cell>
        </table:table-row>
      </table:table>
      <text:p text:style-name="P9"/>
      <text:p text:style-name="P32">The point: <text:span text:style-name="T12">Each of the </text:span><text:span text:style-name="T6">v[0],...,v[9]</text:span><text:span text:style-name="T12"> calls </text:span><text:span text:style-name="T6">vec2d()</text:span><text:span text:style-name="T12"> (the default constructor) to initialize itself. But there is no default constructor in </text:span><text:span text:style-name="T6">vec2d</text:span><text:span text:style-name="T12">. There's only one constructor and it must receive two doubles.</text:span></text:p>
      <text:p text:style-name="P10">Remember that! If you want to declare an array of objects without an initializer list, you <text:span text:style-name="T14">MUST</text:span> have the default constructor used to construct the objects in the array.</text:p>
      <text:p text:style-name="P10"/>
      <text:p text:style-name="P10"><text:span text:style-name="T28">Exercise. </text:span>Fix the following class so that an array of <text:span text:style-name="T5">WeatherControl</text:span> objects can be created with all instance variables initialized to 10.</text:p>
      <table:table table:name="Table9" table:style-name="Table9">
        <table:table-column table:style-name="Table9.A"/>
        <table:table-row table:style-name="Table9.1">
          <table:table-cell table:style-name="Table9.A1" office:value-type="string">
            <text:p text:style-name="P48">// <text:span text:style-name="T17">WeatherCtrl.h</text:span></text:p>
            <text:p text:style-name="P48">#ifndef WEATHERCTRL_H</text:p>
            <text:p text:style-name="P48">#define WEATHERCTRL_H</text:p>
            <text:p text:style-name="P48"/>
            <text:p text:style-name="P48">class WeatherCtrl</text:p>
            <text:p text:style-name="P48">{</text:p>
            <text:p text:style-name="P48">public:</text:p>
            <text:p text:style-name="P48"><text:s text:c="4"/>WeatherCtrl(double temp, double pressure)</text:p>
            <text:p text:style-name="P48"><text:s text:c="8"/>: temp_(temp), pressure_(pressure)</text:p>
            <text:p text:style-name="P48"><text:s text:c="4"/>{}</text:p>
            <text:p text:style-name="P48"><text:s text:c="4"/>double get_temp() <text:span text:style-name="T30">const </text:span>{ return temp_; }</text:p>
            <text:p text:style-name="P48"><text:s text:c="4"/>double get_pressure() <text:span text:style-name="T30">const </text:span>{ return pressure_; }</text:p>
            <text:p text:style-name="P48"><text:s text:c="4"/>void set_temp(double);</text:p>
            <text:p text:style-name="P48"><text:s text:c="4"/>void set_pressure(double);</text:p>
            <text:p text:style-name="P48">private:</text:p>
            <text:p text:style-name="P48"><text:s text:c="4"/>double temp_;</text:p>
            <text:p text:style-name="P48"><text:s text:c="4"/>double pressure_;</text:p>
            <text:p text:style-name="P48">};</text:p>
            <text:p text:style-name="P48"/>
            <text:p text:style-name="P48">#endif</text:p>
          </table:table-cell>
        </table:table-row>
      </table:table>
      <text:p text:style-name="P11"/>
      <text:p text:style-name="P40"/>
      <text:p text:style-name="P11">Suppose we have the following class:</text:p>
      <table:table table:name="Table10" table:style-name="Table10">
        <table:table-column table:style-name="Table10.A"/>
        <table:table-row table:style-name="Table10.1">
          <table:table-cell table:style-name="Table10.A1" office:value-type="string">
            <text:p text:style-name="P48">class Int </text:p>
            <text:p text:style-name="P48">{</text:p>
            <text:p text:style-name="P48">public:</text:p>
            <text:p text:style-name="P48"><text:s text:c="4"/>Int(int x) </text:p>
            <text:p text:style-name="P48"><text:s text:c="8"/>: x_(x)</text:p>
            <text:p text:style-name="P48"><text:s text:c="4"/><text:span text:style-name="T18">{}</text:span></text:p>
            <text:p text:style-name="P48">private:</text:p>
            <text:p text:style-name="P48"><text:s text:c="4"/>int x_;</text:p>
            <text:p text:style-name="P48">};</text:p>
          </table:table-cell>
        </table:table-row>
      </table:table>
      <text:p text:style-name="P12">Now suppose you want to create an array of <text:span text:style-name="T5">Int</text:span> objects with</text:p>
      <text:p text:style-name="P12"/>
      <text:p text:style-name="P37">Int a[10]; // want a[i].x = <text:span text:style-name="T30">i</text:span></text:p>
      <text:p text:style-name="P12"><draw:frame text:anchor-type="paragraph" draw:z-index="0" draw:name="Shape1" draw:style-name="gr15" draw:text-style-name="P109" svg:width="2.3232in" svg:height="0.4071in" svg:x="3.661in" svg:y="0.1909in"><draw:text-box><text:p><text:span text:style-name="T39"><text:s/></text:span><text:span text:style-name="T39">1. Forced to have a default</text:span></text:p><text:p><text:span text:style-name="T39"><text:s/></text:span><text:span text:style-name="T39">constructor.</text:span></text:p></draw:text-box></draw:frame>First Method:</text:p>
      <table:table table:name="Table11" table:style-name="Table11">
        <table:table-column table:style-name="Table11.A"/>
        <table:table-row table:style-name="TableLine1593558768080">
          <table:table-cell table:style-name="Table11.A1" office:value-type="string">
            <text:p text:style-name="P48"><draw:line text:anchor-type="paragraph" draw:z-index="1" draw:name="Shape2" draw:style-name="gr1" draw:text-style-name="P105" svg:x1="3.6228in" svg:y1="0.128in" svg:x2="1.5602in" svg:y2="0.5445in"><text:p/></draw:line>class Int</text:p>
            <text:p text:style-name="P48">{</text:p>
            <text:p text:style-name="P48">public:</text:p>
            <text:p text:style-name="P48"><text:s text:c="4"/>Int (int x = 0)</text:p>
            <text:p text:style-name="P48"><draw:frame text:anchor-type="paragraph" draw:z-index="2" draw:name="Shape3" draw:style-name="gr14" draw:text-style-name="P109" svg:width="2.3961in" svg:height="0.478in" svg:x="3.5917in" svg:y="0.1429in"><draw:text-box><text:p><text:span text:style-name="T39">2. Construct each </text:span><text:span text:style-name="T41">a[i]</text:span><text:span text:style-name="T39"> with default</text:span></text:p><text:p><text:span text:style-name="T39">constructor.</text:span></text:p></draw:text-box></draw:frame><text:s text:c="8"/>: x_(x) {}</text:p>
            <text:p text:style-name="P48"><text:s text:c="4"/><text:span text:style-name="T36">void </text:span>set(int a) {x_ = a;}</text:p>
            <text:p text:style-name="P48">private:</text:p>
            <text:p text:style-name="P48"><draw:line text:anchor-type="paragraph" draw:z-index="3" draw:name="Shape4" draw:style-name="gr1" draw:text-style-name="P105" svg:x1="3.5913in" svg:y1="0.148in" svg:x2="1.1957in" svg:y2="0.7744in"><text:p/></draw:line><draw:frame text:anchor-type="paragraph" draw:z-index="6" draw:name="Shape5" draw:style-name="gr12" draw:text-style-name="P107" svg:width="1.4378in" svg:height="1.0094in" svg:x="5.8311in" svg:y="0.2535in"><draw:text-box><text:p><text:span text:style-name="T39">Important point:</text:span></text:p><text:p><text:span text:style-name="T40">Two</text:span><text:span text:style-name="T39"> methods called for each object to set the initial values.</text:span></text:p></draw:text-box></draw:frame><text:s text:c="4"/>int x_; </text:p>
            <text:p text:style-name="P48"><draw:line text:anchor-type="paragraph" draw:z-index="7" draw:name="Shape6" draw:style-name="gr11" draw:text-style-name="P105" svg:x1="5.8315in" svg:y1="0.148in" svg:x2="5.3835in" svg:y2="0.0335in"><text:p/></draw:line>};</text:p>
            <text:p text:style-name="P48"/>
            <text:p text:style-name="P48">int main()</text:p>
            <text:p text:style-name="P48">{</text:p>
            <text:p text:style-name="P48"><text:s text:c="4"/>Int a[10];</text:p>
            <text:p text:style-name="P48"><draw:frame text:anchor-type="paragraph" draw:z-index="4" draw:name="Shape7" draw:style-name="gr13" draw:text-style-name="P109" svg:width="1.5004in" svg:height="0.3217in" svg:x="3.7374in" svg:y="0.0161in"><draw:text-box><text:p><text:span text:style-name="T39">3. set each object</text:span></text:p></draw:text-box></draw:frame><text:s text:c="4"/>for (int i = 0; i &lt; 10; i++)</text:p>
            <text:p text:style-name="P48"><draw:line text:anchor-type="paragraph" draw:z-index="5" draw:name="Shape8" draw:style-name="gr8" draw:text-style-name="P105" svg:x1="3.7374in" svg:y1="0.0457in" svg:x2="1.6646in" svg:y2="0.0768in"><text:p/></draw:line><draw:line text:anchor-type="paragraph" draw:z-index="8" draw:name="Shape9" draw:style-name="gr11" draw:text-style-name="P105" svg:x1="5.8311in" svg:y1="0.0043in" svg:x2="5.3in" svg:y2="0.0354in"><text:p/></draw:line><text:s text:c="8"/>a[i].set(i);</text:p>
            <text:p text:style-name="P48"><text:s text:c="4"/>...</text:p>
            <text:p text:style-name="P48">}</text:p>
          </table:table-cell>
        </table:table-row>
      </table:table>
      <text:p text:style-name="P12"/>
      <text:p text:style-name="P13">So note that in the above each <text:span text:style-name="T5">a[i].x</text:span> was first set to <text:span text:style-name="T5">0</text:span> by the constructor ... then <text:span text:style-name="T5">a[i].x</text:span> was set to <text:span text:style-name="T5">i</text:span>.</text:p>
      <text:p text:style-name="P13"/>
      <text:p text:style-name="P13"><text:span text:style-name="T14">The Point</text:span>: <text:span text:style-name="T5">a[i].x</text:span> was set two values.</text:p>
      <text:p text:style-name="P13"/>
      <text:p text:style-name="P13">This is no big deal for the <text:span text:style-name="T5">Int</text:span> class because not a lot of work was done in the constructor. <text:span text:style-name="T31">But... what if a certain class </text:span><text:span text:style-name="T7">C</text:span><text:span text:style-name="T31"> does a lot of work in the constructor? Example: </text:span><text:span text:style-name="T7">C</text:span><text:span text:style-name="T31"> has </text:span><text:span text:style-name="T7">1000000</text:span><text:span text:style-name="T31"> member variables and the default constructor sets all to </text:span><text:span text:style-name="T7">0</text:span><text:span text:style-name="T31"> and then you need to set them all to </text:span><text:span text:style-name="T7">i</text:span><text:span text:style-name="T31">?</text:span></text:p>
      <text:p text:style-name="P14"/>
      <text:p text:style-name="P17"><draw:frame text:anchor-type="paragraph" draw:z-index="9" draw:name="Shape10" draw:style-name="gr10" draw:text-style-name="P107" svg:width="1.7815in" svg:height="0.4039in" svg:x="4.7756in" svg:y="0.1791in"><draw:text-box><text:p><text:span text:style-name="T39">1. Declare array of </text:span><text:span text:style-name="T40">pointers.</text:span></text:p></draw:text-box></draw:frame>Second method:</text:p>
      <table:table table:name="Table12" table:style-name="Table12">
        <table:table-column table:style-name="Table12.A"/>
        <table:table-row table:style-name="TableLine1593636132128">
          <table:table-cell table:style-name="Table12.A1" office:value-type="string">
            <text:p text:style-name="P48">int main()</text:p>
            <text:p text:style-name="P48"><draw:line text:anchor-type="paragraph" draw:z-index="10" draw:name="Shape11" draw:style-name="gr1" draw:text-style-name="P105" svg:x1="4.7378in" svg:y1="0.0417in" svg:x2="1.3835in" svg:y2="0.2189in"><text:p/></draw:line>{</text:p>
            <text:p text:style-name="P48"><text:s text:c="4"/>Int * a[10];</text:p>
            <text:p text:style-name="P48"><draw:frame text:anchor-type="paragraph" draw:z-index="11" draw:name="Shape12" draw:style-name="gr9" draw:text-style-name="P107" svg:width="1.7504in" svg:height="0.4996in" svg:x="4.8102in" svg:y="0.122in"><draw:text-box><text:p><text:span text:style-name="T39">2. Call constructor to construct object in the heap and return pointer.</text:span></text:p></draw:text-box></draw:frame><text:s text:c="4"/>for (int i = 0; i &lt; 10; ++i)</text:p>
            <text:p text:style-name="P48"><draw:line text:anchor-type="paragraph" draw:z-index="12" draw:name="Shape13" draw:style-name="gr8" draw:text-style-name="P105" svg:x1="4.8106in" svg:y1="0.1626in" svg:x2="2.2898in" svg:y2="0.0689in"><text:p/></draw:line><text:s text:c="8"/>a[i] = new Int(i);</text:p>
            <text:p text:style-name="P48"><text:s text:c="4"/>// do something with *(a[i])</text:p>
            <text:p text:style-name="P48"><text:s text:c="4"/>...</text:p>
            <text:p text:style-name="P48">}</text:p>
          </table:table-cell>
        </table:table-row>
      </table:table>
      <text:p text:style-name="P14"><text:soft-page-break/></text:p>
      <text:p text:style-name="P14"/>
      <text:p text:style-name="P17"><text:span text:style-name="T14">The point:</text:span> Each <text:span text:style-name="T5">a[i]</text:span> is not an object, but a pointer to an object. We can then construct the object in the heap with whatever constructor call that we choose and then point <text:span text:style-name="T5">a[i]</text:span> to the object.</text:p>
      <text:p text:style-name="P17"><text:span text:style-name="T14">The point:</text:span>There is no constructor call when you do</text:p>
      <text:p text:style-name="P17"/>
      <text:p text:style-name="P36">Int * a[10];</text:p>
      <text:p text:style-name="P18"/>
      <text:p text:style-name="P17">or when you do</text:p>
      <text:p text:style-name="P17"/>
      <text:p text:style-name="P36">Int * p;</text:p>
      <text:p text:style-name="P17"/>
      <text:p text:style-name="P17"><text:span text:style-name="T14">The point:</text:span> There is no “default constructor call” for pointers. Pointers are not objects.</text:p>
      <text:p text:style-name="P17"/>
      <text:p text:style-name="P17">Let's compare the two methods.</text:p>
      <text:p text:style-name="P17"/>
      <text:p text:style-name="P17">In the first method, when we create an array of objects the default constructor is called for each object.</text:p>
      <text:p text:style-name="P19"/>
      <text:p text:style-name="P17">In the second method, for the array of <text:span text:style-name="T19">pointers to objects, you can call a constructor for each object in the heap that each pointer of the array points to.</text:span></text:p>
      <text:p text:style-name="P17"/>
      <text:p text:style-name="P19">How do you deallocate memory correctly for the second method?</text:p>
      <table:table table:name="Table13" table:style-name="Table13">
        <table:table-column table:style-name="Table13.A"/>
        <table:table-row table:style-name="TableLine1593636139200">
          <table:table-cell table:style-name="Table13.A1" office:value-type="string">
            <text:p text:style-name="P48">Int * a[10];</text:p>
            <text:p text:style-name="P48">for (int i = 0; i &lt; 10; ++i)</text:p>
            <text:p text:style-name="P48"><text:s text:c="4"/>a[i] = new Int(i);</text:p>
            <text:p text:style-name="P48">// <text:span text:style-name="T20">do something with *(a[i])</text:span></text:p>
            <text:p text:style-name="P48">for (int i = 0; i &lt; 10; ++i)</text:p>
            <text:p text:style-name="P48"><text:s text:c="4"/>delete a[i];</text:p>
          </table:table-cell>
        </table:table-row>
      </table:table>
      <text:p text:style-name="P19"/>
      <text:p text:style-name="P20">Compare the above with this:</text:p>
      <table:table table:name="Table14" table:style-name="Table14">
        <table:table-column table:style-name="Table14.A"/>
        <table:table-row table:style-name="TableLine1593636140832">
          <table:table-cell table:style-name="Table14.A1" office:value-type="string">
            <text:p text:style-name="P48">Int * a = new Int[10];</text:p>
            <text:p text:style-name="P48">for (int i = 0; i &lt; 10; ++i)</text:p>
            <text:p text:style-name="P48"><text:s text:c="4"/>a[i].set(i);</text:p>
            <text:p text:style-name="P48">delete [] a;</text:p>
          </table:table-cell>
        </table:table-row>
      </table:table>
      <text:p text:style-name="P20"/>
      <text:p text:style-name="P21">Make sure you see the difference between</text:p>
      <text:list xml:id="list3505326404" text:style-name="L2">
        <text:list-item>
          <text:p text:style-name="P104">Array of Pointers</text:p>
        </text:list-item>
        <text:list-item>
          <text:p text:style-name="P104">Pointer to an Array</text:p>
        </text:list-item>
      </text:list>
      <text:p text:style-name="P21"/>
      <text:p text:style-name="P21">Note that for the second method:</text:p>
      <table:table table:name="Table15" table:style-name="Table15">
        <table:table-column table:style-name="Table15.A"/>
        <table:table-row table:style-name="TableLine1593636158784">
          <table:table-cell table:style-name="Table15.A1" office:value-type="string">
            <text:p text:style-name="P48">int main()</text:p>
            <text:p text:style-name="P48">{</text:p>
            <text:p text:style-name="P48"><text:s text:c="4"/>Int * a[10];</text:p>
            <text:p text:style-name="P48"><text:s text:c="4"/>for (int i = 0; i &lt; 10; ++i)</text:p>
            <text:p text:style-name="P48"><text:s text:c="8"/>a[i] = new Int(i);</text:p>
            <text:p text:style-name="P48"><text:s text:c="4"/>// do something with *(a[i])</text:p>
            <text:p text:style-name="P48">}</text:p>
          </table:table-cell>
        </table:table-row>
      </table:table>
      <text:p text:style-name="P43"/>
      <text:p text:style-name="P44"><text:soft-page-break/>The size of the array is fixed. To have a “dynamic” array where the size can change, you can use a pointer.</text:p>
      <text:p text:style-name="P44"/>
      <table:table table:name="Table16" table:style-name="Table16">
        <table:table-column table:style-name="Table16.A"/>
        <table:table-row table:style-name="TableLine1593636162048">
          <table:table-cell table:style-name="Table16.A1" office:value-type="string">
            <text:p text:style-name="P48">int size;</text:p>
            <text:p text:style-name="P48">std::cin &gt;&gt; size; // enter integer &gt; 0</text:p>
            <text:p text:style-name="P48">Int ** a <text:span text:style-name="T21">= new Int*[size];</text:span></text:p>
            <text:p text:style-name="P48">for (int i = 0; i &lt; 10; ++i)</text:p>
            <text:p text:style-name="P48"><text:s text:c="4"/>a[i] = new Int(i);</text:p>
            <text:p text:style-name="P48">... </text:p>
            <text:p text:style-name="P48">// <text:span text:style-name="T21">Exercise on pointers to objects:</text:span></text:p>
            <text:p text:style-name="P48">// <text:span text:style-name="T21">Assign 43 to x of Int object a[0]</text:span></text:p>
            <text:p text:style-name="P48">// <text:span text:style-name="T21">is point to.</text:span> <text:s text:c="3"/></text:p>
          </table:table-cell>
        </table:table-row>
      </table:table>
      <text:p text:style-name="P43"/>
      <text:p text:style-name="P44">The above is analogous to this:</text:p>
      <table:table table:name="Table17" table:style-name="Table17">
        <table:table-column table:style-name="Table17.A"/>
        <table:table-row table:style-name="TableLine1593636160416">
          <table:table-cell table:style-name="Table17.A1" office:value-type="string">
            <text:p text:style-name="P48">int size;</text:p>
            <text:p text:style-name="P48">std::cin &gt;&gt; size; // enter integer &gt; 0</text:p>
            <text:p text:style-name="P48">Int ** a <text:span text:style-name="T21">= new Int*[size];</text:span></text:p>
            <text:p text:style-name="P48">for (int i = 0; i &lt; 10; ++i)</text:p>
            <text:p text:style-name="P48"><text:s text:c="4"/>a[i] = new Int(i);</text:p>
            <text:p text:style-name="P48">// ... <text:span text:style-name="T21">do something with *a[i]</text:span> </text:p>
            <text:p text:style-name="P48">for (int i = 0; i &lt; size; ++i)</text:p>
            <text:p text:style-name="P48"><text:s text:c="4"/>delete a[i];</text:p>
          </table:table-cell>
        </table:table-row>
      </table:table>
      <text:p text:style-name="P43"/>
      <text:p text:style-name="P45">Note:</text:p>
      <text:p text:style-name="P49">Int ** a = new Int*[size]; <text:s text:c="13"/></text:p>
      <text:p text:style-name="P49">Int ** b = new (Int*)[size]; <text:s/><text:span text:style-name="T27">//WRONG!!!</text:span></text:p>
      <text:p text:style-name="P46"/>
      <text:p text:style-name="P47">Comparison:</text:p>
      <text:p text:style-name="P49"/>
      <text:p text:style-name="P49"><text:s text:c="2"/>Int a[10]; <text:s text:c="2"/>//Fixed size, default constructor <text:s text:c="6"/></text:p>
      <text:p text:style-name="P49">Int * b[10]; //Fixed, can call constructor <text:s text:c="8"/></text:p>
      <text:p text:style-name="P49">Int ** c = new Int*[size]; // variable size and can</text:p>
      <text:p text:style-name="P49"><text:s text:c="22"/>// call constructor.</text:p>
      <text:p text:style-name="P47"/>
      <text:p text:style-name="P47">What if you want to do this:</text:p>
      <text:p text:style-name="P47"/>
      <text:p text:style-name="P49">Date a[10]; // all 10 initialized to 12/25/2009</text:p>
      <text:p text:style-name="P49">Date b[20]; // all 20 initialized to 12/25/2010</text:p>
      <text:p text:style-name="P49"/>
      <text:p text:style-name="P47">Keep default year, month, day values in Date class for initialization purposes. Allow defaults to be changed. But default values for the constructor is fixed.</text:p>
      <text:p text:style-name="P47">See notes on Static for details. Such values <text:s/>are more associated with the class than with individual objects.</text:p>
      <text:p text:style-name="P47"/>
      <text:p text:style-name="P86"><text:span text:style-name="T27">Exercise. </text:span><text:span text:style-name="T32">Write a program that does this:</text:span></text:p>
      <text:list xml:id="list961979218" text:style-name="L3">
        <text:list-item>
          <text:p text:style-name="P92">Prompt the user for s.</text:p>
        </text:list-item>
        <text:list-item>
          <text:p text:style-name="P92">Create a dynamic array of size s of Int objects initializing them so that you get a Fibonacci sequence.</text:p>
        </text:list-item>
        <text:list-item>
          <text:p text:style-name="P92">For instance if you enter 7 the integers modeled in the array are:</text:p>
        </text:list-item>
      </text:list>
      <text:p text:style-name="P46">1, 1, 2, 3, 5, 8, 13</text:p>
      <text:p text:style-name="P87">You can also have 2-dim array of objects.</text:p>
      <text:p text:style-name="P46"/>
      <text:p text:style-name="P56">Example:</text:p>
      <table:table table:name="Table18" table:style-name="Table18">
        <table:table-column table:style-name="Table18.A"/>
        <table:table-row table:style-name="TableLine1593636162320">
          <table:table-cell table:style-name="Table18.A1" office:value-type="string">
            <text:p text:style-name="P48">Int a[5][6]; // default constructor called on each</text:p>
            <text:p text:style-name="P48"><text:s text:c="13"/>// a[i][j]</text:p>
            <text:p text:style-name="P48">for (int i = 0; i &lt; 5; i++)</text:p>
            <text:p text:style-name="P48"><text:s text:c="4"/>for (int j = 0; j &lt; 6; j++)</text:p>
            <text:p text:style-name="P48"><text:s text:c="8"/>a[i][j].set(42);</text:p>
          </table:table-cell>
        </table:table-row>
      </table:table>
      <text:p text:style-name="P56"/>
      <text:p text:style-name="P56">In this example, the array has fixed sizes, and you loose control over the constructor call.</text:p>
      <text:p text:style-name="P56"/>
      <text:p text:style-name="P56">Use an array of object pointers to control constructor call</text:p>
      <table:table table:name="Table19" table:style-name="Table19">
        <table:table-column table:style-name="Table19.A"/>
        <table:table-row table:style-name="TableLine1593636148720">
          <table:table-cell table:style-name="Table19.A1" office:value-type="string">
            <text:p text:style-name="P48">Int * a[5][6]; // 5-by-6 array of Int *</text:p>
            <text:p text:style-name="P48">for (int i = 0; i &lt; 5; i++)</text:p>
            <text:p text:style-name="P48"><text:s text:c="4"/>for (int j = 0; j &lt; 6; j++)</text:p>
            <text:p text:style-name="P48"><text:s text:c="8"/>a[i][j] = new Int(42);</text:p>
            <text:p text:style-name="P48"/>
            <text:p text:style-name="P48">// do something useful with *(a[i][j])</text:p>
            <text:p text:style-name="P48"/>
            <text:p text:style-name="P48">for (int i = 0; i &lt; 5; i++)</text:p>
            <text:p text:style-name="P48"><text:s text:c="4"/>for (int j = 0; j &lt; 6; j++)</text:p>
            <text:p text:style-name="P48"><text:s text:c="8"/>delete a[i][j];</text:p>
          </table:table-cell>
        </table:table-row>
      </table:table>
      <text:p text:style-name="P56"/>
      <text:p text:style-name="P56">The above is an array of <text:span text:style-name="T14">fixed</text:span> sizes.</text:p>
      <text:p text:style-name="P56"/>
      <text:p text:style-name="P56">So... what if you want the sizes to be dynamic?</text:p>
      <table:table table:name="Table20" table:style-name="Table20">
        <table:table-column table:style-name="Table20.A"/>
        <table:table-row table:style-name="TableLine1593636146816">
          <table:table-cell table:style-name="Table20.A1" office:value-type="string">
            <text:p text:style-name="P48">int rows, columns;</text:p>
            <text:p text:style-name="P48">// ... prompt user for rows columns</text:p>
            <text:p text:style-name="P48">Int * a[rows][columns]; // WRONG!!!</text:p>
          </table:table-cell>
        </table:table-row>
      </table:table>
      <text:p text:style-name="P56"/>
      <text:p text:style-name="P57">The following is a 2-dimensional dynamic array of objects, i.e., the row and column size can be variables. However, the value in the array are objects (not pointers yet … we'll get to that in a bit...)</text:p>
      <text:p text:style-name="P57"/>
      <table:table table:name="Table21" table:style-name="Table21">
        <table:table-column table:style-name="Table21.A"/>
        <table:table-row table:style-name="TableLine1593636161776">
          <table:table-cell table:style-name="Table21.A1" office:value-type="string">
            <text:p text:style-name="P48">int rows = 5, columns = 6;</text:p>
            <text:p text:style-name="P48">Int ** a = new Int*[rows]; // a[0], ..., a[rows-1] </text:p>
            <text:p text:style-name="P48"><text:s text:c="27"/>// are all Int * values</text:p>
            <text:p text:style-name="P48">for (int i = 0; i &lt; rows; ++i)</text:p>
            <text:p text:style-name="P48">{</text:p>
            <text:p text:style-name="P48"><text:s text:c="4"/>a[i] = new Int[columns]; // a[i][j] for j = 0,...,</text:p>
            <text:p text:style-name="P48"><text:s text:c="29"/>// columns-1 are Int</text:p>
            <text:p text:style-name="P48"><text:s text:c="4"/>for (int j = 0; j &lt; columns; ++j)</text:p>
            <text:p text:style-name="P48"><text:s text:c="8"/>a[i][j] = 42; </text:p>
            <text:p text:style-name="P48">}</text:p>
          </table:table-cell>
        </table:table-row>
      </table:table>
      <text:p text:style-name="P57"/>
      <text:p text:style-name="P57"/>
      <table:table table:name="Table22" table:style-name="Table22">
        <table:table-column table:style-name="Table22.A"/>
        <text:soft-page-break/>
        <table:table-row table:style-name="Table22.1">
          <table:table-cell table:style-name="Table22.A1" office:value-type="string">
            <text:p text:style-name="P48">int rows = 5, columns = 6;</text:p>
            <text:p text:style-name="P48">Int ** a = new Int*[rows]; // a[0], ..., a[rows-1] </text:p>
            <text:p text:style-name="P48"><text:s text:c="27"/>// are all Int * values</text:p>
            <text:p text:style-name="P48">for (int i = 0; i &lt; rows; ++i)</text:p>
            <text:p text:style-name="P48">{</text:p>
            <text:p text:style-name="P48"><text:s text:c="4"/>a[i] = new Int[columns]; // a[i][j] for j = 0,...,</text:p>
            <text:p text:style-name="P48"><text:s text:c="29"/>// columns-1 are Int</text:p>
            <text:p text:style-name="P48"><text:s text:c="4"/>for (int j = 0; j &lt; columns; ++j)</text:p>
            <text:p text:style-name="P48"><text:s text:c="8"/>a[i][j] = 42;</text:p>
            <text:p text:style-name="P48">}</text:p>
            <text:p text:style-name="P48">// <text:span text:style-name="T22">do something with a[i][j]</text:span></text:p>
            <text:p text:style-name="P48">// De-allocate memory used by a[0], …, a[rows-1] and a</text:p>
            <text:p text:style-name="P48">for (int i = 0; i &lt; rows; i++)</text:p>
            <text:p text:style-name="P48"><text:s text:c="4"/>delete [] a[i]; </text:p>
            <text:p text:style-name="P48">delete [] a;</text:p>
          </table:table-cell>
        </table:table-row>
      </table:table>
      <text:p text:style-name="P58"/>
      <text:p text:style-name="P58"/>
      <text:p text:style-name="P60">Exercise. <text:span text:style-name="T23">Write a program that </text:span><text:span text:style-name="T26">does this:</text:span></text:p>
      <text:list xml:id="list1516491595" text:style-name="L4">
        <text:list-item>
          <text:p text:style-name="P93">prompts the user for the row and column size of a 2-dim array of integer values. (Just the regular int). </text:p>
        </text:list-item>
      </text:list>
      <text:list xml:id="list2360611531" text:style-name="L5">
        <text:list-item>
          <text:p text:style-name="P94">Fill the 2-dim array with random integers.</text:p>
        </text:list-item>
        <text:list-item>
          <text:p text:style-name="P94">Print the values in the array in a 2-dim grid.</text:p>
        </text:list-item>
        <text:list-item>
          <text:p text:style-name="P94">Compute the row, column, and overall average of all the values (up to 1 decimal place).</text:p>
        </text:list-item>
        <text:list-item>
          <text:p text:style-name="P94">Deallocate Memory used.</text:p>
        </text:list-item>
        <text:list-item>
          <text:p text:style-name="P94">Here is what a 3 by 3 case looks like</text:p>
        </text:list-item>
      </text:list>
      <table:table table:name="Table23" table:style-name="Table23">
        <table:table-column table:style-name="Table23.A"/>
        <table:table-row table:style-name="TableLine1593636152528">
          <table:table-cell table:style-name="Table23.A1" office:value-type="string">
            <text:p text:style-name="P48"><text:s/>0 <text:s text:c="2"/>3 <text:s text:c="2"/>3 |2.0</text:p>
            <text:p text:style-name="P48"><text:s/>2 <text:s text:c="2"/>9 <text:s text:c="2"/>0 |3.6</text:p>
            <text:p text:style-name="P48"><text:s/>8 <text:s text:c="2"/>2 <text:s text:c="2"/>6 |5.3</text:p>
            <text:p text:style-name="P48">-----------+</text:p>
            <text:p text:style-name="P48">3.3 4.6 3.0 3.6</text:p>
          </table:table-cell>
        </table:table-row>
      </table:table>
      <text:p text:style-name="P59"/>
      <text:p text:style-name="P66"/>
      <text:p text:style-name="P73"><text:span text:style-name="T27">Exercise. </text:span>Run this program. Explain why it does not work.</text:p>
      <table:table table:name="Table24" table:style-name="Table24">
        <table:table-column table:style-name="Table24.A"/>
        <table:table-row table:style-name="TableLine1593636159872">
          <table:table-cell table:style-name="Table24.A1" office:value-type="string">
            <text:p text:style-name="P48">int floors = 3, rooms_per_floor = 10;</text:p>
            <text:p text:style-name="P48">WeatherControl ** wc = new WeatherControl*[floors];</text:p>
            <text:p text:style-name="P48">for (int floor = 0; floor &lt; floors; ++floor)</text:p>
            <text:p text:style-name="P55">{</text:p>
            <text:p text:style-name="P48"><text:s text:c="4"/>wc[<text:span text:style-name="T34">floor</text:span>] = new WeatherControl[room<text:span text:style-name="T34">s</text:span>_per_floor];</text:p>
            <text:p text:style-name="P55">}</text:p>
            <text:p text:style-name="P48">delete [] wc;</text:p>
            <text:p text:style-name="P48">for (int floor = 0; floor &lt; floors; ++floor)</text:p>
            <text:p text:style-name="P55">{</text:p>
            <text:p text:style-name="P48"><text:s text:c="4"/>delete [] wc[floor];</text:p>
            <text:p text:style-name="P55">}</text:p>
          </table:table-cell>
        </table:table-row>
      </table:table>
      <text:p text:style-name="P59"/>
      <text:p text:style-name="P59"/>
      <text:p text:style-name="P59"><text:span text:style-name="T23">From previous example, each </text:span><text:span text:style-name="T9">a[i][j]</text:span><text:span text:style-name="T24"> is an </text:span><text:span text:style-name="T9">Int</text:span><text:span text:style-name="T24"> object. You lose control over calling constructor.</text:span></text:p>
      <text:p text:style-name="P70"/>
      <text:p text:style-name="P61"><text:span text:style-name="T23">Now we want the row and column sizes to be dynamic </text:span><text:span text:style-name="T15">and</text:span><text:span text:style-name="T23"> the values in the array to be pointers so that we can call the constructor for each </text:span><text:soft-page-break/><text:span text:style-name="T23">pointer…</text:span></text:p>
      <text:p text:style-name="P68"/>
      <table:table table:name="Table25" table:style-name="Table25">
        <table:table-column table:style-name="Table25.A"/>
        <table:table-row table:style-name="TableLine1593636150624">
          <table:table-cell table:style-name="Table25.A1" office:value-type="string">
            <text:p text:style-name="P48"><draw:frame text:anchor-type="paragraph" draw:z-index="15" draw:name="Shape14" draw:style-name="gr6" draw:text-style-name="P107" svg:width="1.7713in" svg:height="0.7906in" svg:x="5.102in" svg:y="0.2634in"><draw:text-box><text:p><text:span text:style-name="T39">Good reasons for building a class for handling these initialization and cleanup operations!!!</text:span></text:p></draw:text-box></draw:frame>int rows = 5, columns = 6;</text:p>
            <text:p text:style-name="P48"><draw:rect text:anchor-type="paragraph" draw:z-index="14" draw:name="Shape15" draw:style-name="gr7" draw:text-style-name="P108" svg:width="3.6358in" svg:height="0.9689in" svg:x="0.0083in" svg:y="0.139in"><text:p/></draw:rect>Int *** a = new Int**[rows];</text:p>
            <text:p text:style-name="P48">for (int i = 0; i &lt; rows; i++) </text:p>
            <text:p text:style-name="P48">{</text:p>
            <text:p text:style-name="P48"><draw:line text:anchor-type="paragraph" draw:z-index="16" draw:name="Shape16" draw:style-name="gr1" draw:text-style-name="P105" svg:x1="5.102in" svg:y1="0.0598in" svg:x2="3.7063in" svg:y2="0.3098in"><text:p/></draw:line><text:s text:c="4"/>a[i] = new Int*[columns];</text:p>
            <text:p text:style-name="P48"><text:s text:c="4"/>for (int j = 0; j &lt; columns; j++)</text:p>
            <text:p text:style-name="P48"><draw:line text:anchor-type="paragraph" draw:z-index="28" draw:name="Shape17" draw:style-name="gr1" draw:text-style-name="P105" svg:x1="5.1024in" svg:y1="0.0882in" svg:x2="3.7272in" svg:y2="0.8543in"><text:p/></draw:line><text:s text:c="8"/>a[i][j] = new Int(42);</text:p>
            <text:p text:style-name="P48">}</text:p>
            <text:p text:style-name="P48"/>
            <text:p text:style-name="P48"><draw:rect text:anchor-type="paragraph" draw:z-index="13" draw:name="Shape18" draw:style-name="gr7" draw:text-style-name="P108" svg:width="3.6358in" svg:height="1.1079in" svg:x="0.0083in" svg:y="0.1354in"><text:p/></draw:rect>// do something with (*a)[i][j]</text:p>
            <text:p text:style-name="P48">for (int i = 0; i &lt; rows; i++)</text:p>
            <text:p text:style-name="P48">{</text:p>
            <text:p text:style-name="P48"><text:s text:c="4"/>for (int j = 0; j &lt; columns; j++)</text:p>
            <text:p text:style-name="P48"><text:s text:c="8"/>delete a[i][j];</text:p>
            <text:p text:style-name="P48"><text:s text:c="4"/>delete [] a[i];</text:p>
            <text:p text:style-name="P48">}</text:p>
            <text:p text:style-name="P48">delete [] a;</text:p>
          </table:table-cell>
        </table:table-row>
      </table:table>
      <text:p text:style-name="P61"/>
      <text:p text:style-name="P68"><text:span text:style-name="T33">Here a s</text:span>ummary: </text:p>
      <text:list xml:id="list1636001964" text:style-name="L6">
        <text:list-item>
          <text:p text:style-name="P97"><text:span text:style-name="T24">For a static </text:span><text:span text:style-name="T25">sized </text:span><text:span text:style-name="T24">2-dim array of </text:span><text:span text:style-name="T9">Int</text:span><text:span text:style-name="T24"> objects:</text:span></text:p>
        </text:list-item>
      </text:list>
      <text:p text:style-name="P68"/>
      <text:p text:style-name="P52">Int a[3][5]</text:p>
      <text:p text:style-name="P52"/>
      <text:list xml:id="list1262783890" text:style-name="L7">
        <text:list-item>
          <text:p text:style-name="P98"><text:span text:style-name="T24">For a static </text:span><text:span text:style-name="T25">sized </text:span><text:span text:style-name="T24">2-dim array of </text:span><text:span text:style-name="T9">Int</text:span><text:span text:style-name="T24"> </text:span><text:span text:style-name="T25">pointers</text:span><text:span text:style-name="T24">:</text:span></text:p>
        </text:list-item>
      </text:list>
      <text:p text:style-name="P69"/>
      <text:p text:style-name="P52">Int * a[3][5]</text:p>
      <text:p text:style-name="P62"/>
      <text:list xml:id="list814069739" text:style-name="L8">
        <text:list-item>
          <text:p text:style-name="P99"><text:span text:style-name="T24">For a </text:span><text:span text:style-name="T25">dynamic sized</text:span><text:span text:style-name="T24"> 2-dim array of </text:span><text:span text:style-name="T9">Int</text:span><text:span text:style-name="T24"> objects:</text:span></text:p>
        </text:list-item>
      </text:list>
      <text:p text:style-name="P68"/>
      <text:p text:style-name="P52">Int ** a</text:p>
      <text:p text:style-name="P52"/>
      <text:list xml:id="list2110297401" text:style-name="L9">
        <text:list-item>
          <text:p text:style-name="P95">For a dynamic sized 2-dim array of <text:span text:style-name="T5">Int</text:span> pointers:</text:p>
        </text:list-item>
      </text:list>
      <text:p text:style-name="P71"/>
      <text:p text:style-name="P53">Int *** a</text:p>
      <text:p text:style-name="P64"/>
      <text:p text:style-name="P71">The <text:span text:style-name="T35">p</text:span>oint:</text:p>
      <text:p text:style-name="P71"/>
      <text:p text:style-name="P54"><draw:line text:anchor-type="paragraph" draw:z-index="21" draw:name="Shape19" draw:style-name="gr3" draw:text-style-name="P105" svg:x1="2.5776in" svg:y1="0.122in" svg:x2="2.5673in" svg:y2="0.4118in"><text:p/></draw:line><draw:line text:anchor-type="paragraph" draw:z-index="23" draw:name="Shape20" draw:style-name="gr3" draw:text-style-name="P105" svg:x1="2.4319in" svg:y1="0.122in" svg:x2="2.4217in" svg:y2="0.8736in"><text:p/></draw:line><draw:line text:anchor-type="paragraph" draw:z-index="25" draw:name="Shape21" draw:style-name="gr3" draw:text-style-name="P105" svg:x1="2.3071in" svg:y1="0.1535in" svg:x2="2.3071in" svg:y2="1.4346in"><text:p/></draw:line>Int *** a</text:p>
      <text:p text:style-name="P63"><draw:frame text:anchor-type="paragraph" draw:z-index="17" draw:name="Shape22" draw:style-name="gr5" draw:text-style-name="P107" svg:width="1.9276in" svg:height="0.4677in" svg:x="4.9945in" svg:y="0.0146in"><draw:text-box><text:p><text:span text:style-name="T39">To make the first dimension dynamic.</text:span></text:p></draw:text-box></draw:frame></text:p>
      <text:p text:style-name="P69"><draw:line text:anchor-type="paragraph" draw:z-index="20" draw:name="Shape23" draw:style-name="gr4" draw:text-style-name="P105" svg:x1="4.9945in" svg:y1="0.0319in" svg:x2="2.5673in" svg:y2="0.0319in"><text:p/></draw:line></text:p>
      <text:p text:style-name="P63"><draw:line text:anchor-type="paragraph" draw:z-index="24" draw:name="Shape24" draw:style-name="gr4" draw:text-style-name="P105" svg:x1="4.9839in" svg:y1="0.9071in" svg:x2="2.3173in" svg:y2="0.8953in"><text:p/></draw:line><draw:line text:anchor-type="paragraph" draw:z-index="22" draw:name="Shape25" draw:style-name="gr4" draw:text-style-name="P105" svg:x1="4.9945in" svg:y1="0.3343in" svg:x2="2.4319in" svg:y2="0.3327in"><text:p/></draw:line><draw:frame text:anchor-type="paragraph" draw:z-index="19" draw:name="Shape26" draw:style-name="gr5" draw:text-style-name="P107" svg:width="1.9276in" svg:height="0.4677in" svg:x="4.9839in" svg:y="0.7752in"><draw:text-box><text:p><text:span text:style-name="T39">To make the value in the 2-d array dynamic</text:span></text:p></draw:text-box></draw:frame><draw:frame text:anchor-type="paragraph" draw:z-index="18" draw:name="Shape27" draw:style-name="gr5" draw:text-style-name="P107" svg:width="1.9276in" svg:height="0.4677in" svg:x="4.9945in" svg:y="0.2508in"><draw:text-box><text:p><text:span text:style-name="T39">To make the second dimension dynamic.</text:span></text:p></draw:text-box></draw:frame></text:p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63"/>
      <text:p text:style-name="P89"/>
      <text:p text:style-name="P64">Exercise. </text:p>
      <text:list xml:id="list417522144" text:style-name="L10">
        <text:list-item>
          <text:p text:style-name="P100"><text:span text:style-name="T23">Create a 2-dim (dynamic) array of </text:span><text:span text:style-name="T8">Int</text:span><text:span text:style-name="T23"> object pointers. The size of the first and second dim is randomly chosen from integer 1,2,...,10.</text:span></text:p>
        </text:list-item>
        <text:list-item>
          <text:p text:style-name="P100"><text:span text:style-name="T23">Initialize the pointers by allocating memory for </text:span><text:span text:style-name="T8">Int</text:span><text:span text:style-name="T23"> objects and initializing the </text:span><text:span text:style-name="T8">Int</text:span><text:span text:style-name="T23"> objects with integers randomly chosen from 1,2,...,10</text:span></text:p>
        </text:list-item>
        <text:list-item>
          <text:p text:style-name="P96">Print all the integer values “in” this array in a 2-dim grid.</text:p>
        </text:list-item>
      </text:list>
      <text:p text:style-name="P64"/>
      <text:p text:style-name="P72">All the arrays up to this point have been rectangular, i.e., the arrays as a container values look like this.</text:p>
      <table:table table:name="Table26" table:style-name="Table26">
        <table:table-column table:style-name="Table26.A"/>
        <table:table-column table:style-name="Table26.B"/>
        <table:table-column table:style-name="Table26.C"/>
        <table:table-row table:style-name="TableLine1593636150896">
          <table:table-cell table:style-name="Table26.A1" office:value-type="string">
            <text:p text:style-name="P41"/>
          </table:table-cell>
          <table:table-cell table:style-name="Table26.A1" office:value-type="string">
            <text:p text:style-name="P41"/>
          </table:table-cell>
          <table:table-cell table:style-name="Table26.C1" office:value-type="string">
            <text:p text:style-name="P41"/>
          </table:table-cell>
        </table:table-row>
        <table:table-row table:style-name="TableLine1593636162592">
          <table:table-cell table:style-name="Table26.A2" office:value-type="string">
            <text:p text:style-name="P41"/>
          </table:table-cell>
          <table:table-cell table:style-name="Table26.A2" office:value-type="string">
            <text:p text:style-name="P41"/>
          </table:table-cell>
          <table:table-cell table:style-name="Table26.C2" office:value-type="string">
            <text:p text:style-name="P41"/>
          </table:table-cell>
        </table:table-row>
        <table:table-row table:style-name="TableLine1593636155792">
          <table:table-cell table:style-name="Table26.A2" office:value-type="string">
            <text:p text:style-name="P41"/>
          </table:table-cell>
          <table:table-cell table:style-name="Table26.A2" office:value-type="string">
            <text:p text:style-name="P41"/>
          </table:table-cell>
          <table:table-cell table:style-name="Table26.C2" office:value-type="string">
            <text:p text:style-name="P41"/>
          </table:table-cell>
        </table:table-row>
      </table:table>
      <text:p text:style-name="P65"/>
      <text:p text:style-name="P67">Create an array that is triangular, i.e. for row 0</text:p>
      <text:p text:style-name="P67">there are 3 columns, for row 1 there are 2 columns, etc. (They are called jagged arrays.)</text:p>
      <text:p text:style-name="P67"/>
      <table:table table:name="Table27" table:style-name="Table27">
        <table:table-column table:style-name="Table27.A"/>
        <table:table-column table:style-name="Table27.B"/>
        <table:table-column table:style-name="Table27.C"/>
        <table:table-row table:style-name="TableLine1593636159056">
          <table:table-cell table:style-name="Table27.A1" office:value-type="string">
            <text:p text:style-name="P42"><draw:rect text:anchor-type="paragraph" draw:z-index="27" draw:name="Shape28" draw:style-name="gr2" draw:text-style-name="P106" svg:width="0.7087in" svg:height="0.3441in" svg:x="1.3791in" svg:y="0.2138in"><text:p/></draw:rect></text:p>
          </table:table-cell>
          <table:table-cell table:style-name="Table27.A1" office:value-type="string">
            <text:p text:style-name="P42"/>
          </table:table-cell>
          <table:table-cell table:style-name="Table27.C1" office:value-type="string">
            <text:p text:style-name="P42"/>
          </table:table-cell>
        </table:table-row>
        <table:table-row table:style-name="TableLine1593636150080">
          <table:table-cell table:style-name="Table27.A2" office:value-type="string">
            <text:p text:style-name="P42"><draw:rect text:anchor-type="paragraph" draw:z-index="26" draw:name="Shape29" draw:style-name="gr2" draw:text-style-name="P106" svg:width="1.5004in" svg:height="0.2189in" svg:x="0.5563in" svg:y="0.2272in"><text:p/></draw:rect></text:p>
          </table:table-cell>
          <table:table-cell table:style-name="Table27.A2" office:value-type="string">
            <text:p text:style-name="P42"/>
          </table:table-cell>
          <table:table-cell table:style-name="Table27.C2" office:value-type="string">
            <text:p text:style-name="P42"/>
          </table:table-cell>
        </table:table-row>
        <table:table-row table:style-name="TableLine1593636157152">
          <table:table-cell table:style-name="Table27.A2" office:value-type="string">
            <text:p text:style-name="P42"/>
          </table:table-cell>
          <table:table-cell table:style-name="Table27.A2" office:value-type="string">
            <text:p text:style-name="P42"/>
          </table:table-cell>
          <table:table-cell table:style-name="Table27.C2" office:value-type="string">
            <text:p text:style-name="P42"/>
          </table:table-cell>
        </table:table-row>
      </table:table>
      <text:p text:style-name="P74"/>
      <text:p text:style-name="P75">For the static size 3-dim array of <text:span text:style-name="T5">Int</text:span> objects:</text:p>
      <text:p text:style-name="P51">Int a[3][6][4]</text:p>
      <text:p text:style-name="P76">For the static size 3-dim array of <text:span text:style-name="T5">Int</text:span> pointers:</text:p>
      <text:p text:style-name="P51">Int * a[3][6][4] </text:p>
      <text:p text:style-name="P76">For the dynamic size 3-dim array of <text:span text:style-name="T5">Int</text:span> objects:</text:p>
      <text:p text:style-name="P51">Int *** a</text:p>
      <text:p text:style-name="P76">For the dynamic size 3-dim array of <text:span text:style-name="T5">Int</text:span> pointers:</text:p>
      <text:p text:style-name="P50">Int **** a</text:p>
      <text:p text:style-name="P77">Phew!!!!</text:p>
      <text:p text:style-name="P77"/>
      <text:p text:style-name="P77"/>
      <text:p text:style-name="P77"><text:span text:style-name="T27">Exercise.</text:span> In a function <text:span text:style-name="T5">f(a, b, c)</text:span> create a dynamic array of <text:span text:style-name="T5">Int</text:span> pointers with sizes <text:span text:style-name="T5">a, b, c</text:span>. Initialize all the pointers by allocating the memory and initializing the objects the pointer points to with a random integer. Make sure you de-allocate memory used. </text:p>
      <text:p text:style-name="P77"/>
      <text:p text:style-name="P77">In your <text:span text:style-name="T5">main()</text:span>, write a <text:span text:style-name="T5">for</text:span> loop that calls <text:span text:style-name="T5">f(10, 10, 10)</text:span> and print a message for each iteration of the loop. If the <text:span text:style-name="T37">printing of the </text:span>message<text:span text:style-name="T38">s</text:span> slows down, it tells you that you probably have a memory leak.</text:p>
      <text:p text:style-name="P90"/>
      <text:p text:style-name="P77"><text:span text:style-name="T27">Exercise. </text:span>Write a class that models a dynamic 2-dim array of integers. The following <text:span text:style-name="T29">usage will tell you how it works:</text:span></text:p>
      <table:table table:name="Table28" table:style-name="Table28">
        <table:table-column table:style-name="Table28.A"/>
        <table:table-row table:style-name="TableLine1593636151984">
          <table:table-cell table:style-name="Table28.A1" office:value-type="string">
            <text:p text:style-name="P48">IntDynArr a(5,6); // 5-by-6 int array</text:p>
            <text:p text:style-name="P48">a(1, 2) = 42; // set “a[1][2]” to 42</text:p>
            <text:p text:style-name="P48">std::cout &lt;&lt; a(1, 2) &lt;&lt; std::endl;</text:p>
          </table:table-cell>
        </table:table-row>
      </table:table>
      <text:p text:style-name="P77"/>
      <text:p text:style-name="P78">Hint: <text:span text:style-name="T5">a(1, 2)</text:span> is <text:span text:style-name="T5">a.operator()(1, 2)</text:span>. You need to define <text:span text:style-name="T5">int &amp; operator(int, int)</text:span>.</text:p>
      <text:p text:style-name="P91"/>
      <text:p text:style-name="P78"/>
      <text:p text:style-name="P78"><text:span text:style-name="T27">Exercise.</text:span> Rewrite your class so you can execute this:</text:p>
      <table:table table:name="Table29" table:style-name="Table29">
        <table:table-column table:style-name="Table29.A"/>
        <table:table-row table:style-name="TableLine1593636152800">
          <table:table-cell table:style-name="Table29.A1" office:value-type="string">
            <text:p text:style-name="P48">IntDynArr a(5, 6);</text:p>
            <text:p text:style-name="P48">a[1][2] = 42;</text:p>
          </table:table-cell>
        </table:table-row>
      </table:table>
      <text:p text:style-name="P78">Hint: Note that </text:p>
      <table:table table:name="Table30" table:style-name="Table30">
        <table:table-column table:style-name="Table30.A"/>
        <table:table-row table:style-name="TableLine1593636153616">
          <table:table-cell table:style-name="Table30.A1" office:value-type="string">
            <text:p text:style-name="P48">a[1][2]</text:p>
          </table:table-cell>
        </table:table-row>
      </table:table>
      <text:p text:style-name="P78">Is not <text:span text:style-name="T5">a.operator[][](1,2)</text:span> because there is no <text:span text:style-name="T5">[][]</text:span> operator!!! Instead <text:span text:style-name="T5">a[1][2]</text:span> is <text:span text:style-name="T5">a.operator[](1).operator[](2)</text:span></text:p>
      <text:p text:style-name="P78"/>
      <text:p text:style-name="P78"/>
      <text:p text:style-name="P88">Summary</text:p>
      <text:p text:style-name="P79"/>
      <text:p text:style-name="P84"><text:span text:style-name="T33">The objects in an a</text:span>rray <text:span text:style-name="T33">are initialized</text:span> using the default constructor.</text:p>
      <text:p text:style-name="P80"/>
      <text:p text:style-name="P84">If you want to get away from using the default constructor <text:span text:style-name="T33">(i.e., you want to explicitly call the constructor)</text:span> but still want a static sized array, you can <text:span text:style-name="T33">use an</text:span> array <text:span text:style-name="T33">of pointers.</text:span></text:p>
      <text:p text:style-name="P80"/>
      <text:p text:style-name="P85">If you want to get away from using the default constructor <text:span text:style-name="T33">(i.e., you want to explicitly call the constructor)</text:span> <text:span text:style-name="T33">and you want to get away from </text:span>a static sized array, you can <text:span text:style-name="T33">use a pointer to an</text:span> array <text:span text:style-name="T33">of pointers.</text:span></text:p>
      <text:p text:style-name="P83"/>
      <text:p text:style-name="P82"/>
      <text:p text:style-name="P81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Lohit Devanagari2" svg:font-family="'Lohit Devanagari'"/>
    <style:font-face style:name="Arial2" svg:font-family="Arial" style:font-family-generic="roman"/>
    <style:font-face style:name="Lohit Devanagari" svg:font-family="'Lohit Devanagari'" style:font-family-generic="roman"/>
    <style:font-face style:name="Arial" svg:font-family="Arial" style:font-family-generic="swiss"/>
    <style:font-face style:name="Arial1" svg:font-family="Arial" style:font-adornments="Regular" style:font-family-generic="swiss"/>
    <style:font-face style:name="Courier New" svg:font-family="'Courier New'" style:font-family-generic="modern" style:font-pitch="fixed"/>
    <style:font-face style:name="Courier New1" svg:font-family="'Courier New'" style:font-family-generic="modern" style:font-pitch="variable"/>
    <style:font-face style:name="Liberation Serif1" svg:font-family="'Liberation Serif'" style:font-family-generic="modern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3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erif2" svg:font-family="'Liberation Serif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Tahoma" svg:font-family="Tahoma" style:font-family-generic="system" style:font-pitch="variable"/>
    <style:font-face style:name="WenQuanYi Zen Hei Sharp" svg:font-family="'WenQuanYi Zen Hei Sharp'" style:font-family-generic="system" style:font-pitch="variable"/>
  </office:font-face-decls>
  <office:styles>
    <draw:marker draw:name="Arrowheads_20_1" draw:display-name="Arrowheads 1" svg:viewBox="0 0 20 30" svg:d="M10 0l-10 30h20z"/>
    <draw:stroke-dash draw:name="Dashed_20__28_var_29__20_2" draw:display-name="Dashed (var) 2" draw:style="rect" draw:dots1="1" draw:dots1-length="0.0157in" draw:distance="0.0157in"/>
    <draw:stroke-dash draw:name="Fine_20_Dashed" draw:display-name="Fine Dashed" draw:style="rect" draw:dots1="1" draw:dots1-length="197%" draw:distance="197%"/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5in" style:writing-mode="lr-tb"/>
      <style:text-properties style:use-window-font-color="true" loext:opacity="0%" style:font-name="Liberation Serif" fo:font-size="12pt" fo:language="en" fo:country="US" style:letter-kerning="true" style:font-name-asian="WenQuanYi Zen Hei Sharp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style:font-name="Arial1" fo:font-family="Arial" style:font-style-name="Regular" style:font-family-generic="swiss" fo:font-size="10pt" style:font-size-asian="10.5pt" style:font-weight-asian="normal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WenQuanYi Zen Hei Sharp" style:font-family-asian="'WenQuanYi Zen Hei Sharp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Header_20_and_20_Footer" style:display-name="Header and Footer" style:family="paragraph" style:parent-style-name="Standard" style:class="extra"/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in" fo:margin-right="0in" fo:margin-top="0in" fo:margin-bottom="0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in" fo:margin-right="0.0783in" fo:margin-top="0.0398in" fo:margin-bottom="0.0398in" style:contextual-spacing="false" fo:text-align="center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in" fo:margin-right="0in" fo:margin-top="0in" fo:margin-bottom="0in" style:contextual-spacing="false" fo:text-align="start" style:justify-single-word="false" fo:text-indent="0in" style:auto-text-indent="false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1" style:display-name="Default~LT~Gliederung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Gliederung_20_2" style:display-name="Default~LT~Gliederung 2" style:family="paragraph" style:parent-style-name="Default_7e_LT_7e_Gliederung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Default_7e_LT_7e_Gliederung_20_3" style:display-name="Default~LT~Gliederung 3" style:family="paragraph" style:parent-style-name="Default_7e_LT_7e_Gliederung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4" style:display-name="Default~LT~Gliederung 4" style:family="paragraph" style:parent-style-name="Default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5" style:display-name="Default~LT~Gliederung 5" style:family="paragraph" style:parent-style-name="Default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6" style:display-name="Default~LT~Gliederung 6" style:family="paragraph" style:parent-style-name="Default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7" style:display-name="Default~LT~Gliederung 7" style:family="paragraph" style:parent-style-name="Default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8" style:display-name="Default~LT~Gliederung 8" style:family="paragraph" style:parent-style-name="Default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Gliederung_20_9" style:display-name="Default~LT~Gliederung 9" style:family="paragraph" style:parent-style-name="Default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Default_7e_LT_7e_Titel" style:display-name="Default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fo:font-size="44pt" fo:font-style="normal" fo:text-shadow="none" style:text-underline-style="none" fo:font-weight="normal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Untertitel" style:display-name="Default~LT~Untertitel" style:family="paragraph" style:default-outline-level="">
      <style:paragraph-properties fo:margin-left="0in" fo:margin-right="0in" fo:margin-top="0.0835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Notizen" style:display-name="Default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Default_7e_LT_7e_Hintergrundobjekte" style:display-name="Default~LT~Hintergrundobjekte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Default_7e_LT_7e_Hintergrund" style:display-name="Default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/>
      <style:text-properties fo:color="#000000" loext:opacity="100%" style:font-name="Lohit Devanagari" fo:font-family="'Lohit Devanagari'" style:font-family-generic="roman" fo:font-size="18pt" style:letter-kerning="true" style:font-name-asian="Tahoma" style:font-family-asian="Tahoma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style:contextual-spacing="false" fo:text-indent="0in" style:auto-text-indent="false"/>
      <style:text-properties fo:color="#000000" loext:opacity="100%" style:font-name="Lohit Devanagari" fo:font-family="'Lohit Devanagari'" style:font-family-generic="roman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name-asian="Tahoma" style:font-family-asian="Tahoma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2pt" fo:font-style="normal" fo:text-shadow="none" style:text-underline-style="none" fo:font-weight="normal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4pt" fo:font-style="normal" fo:text-shadow="none" style:text-underline-style="none" fo:font-weight="bold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font-size-asian="18pt" style:font-style-asian="normal" style:font-weight-asian="normal" style:text-emphasize="none"/>
    </style:style>
    <style:style style:name="Title1_7e_LT_7e_Gliederung_20_1" style:display-name="Title1~LT~Gliederung 1" style:family="paragraph" style:default-outline-level="">
      <style:paragraph-properties fo:margin-left="0in" fo:margin-right="0in" fo:margin-top="0.0835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.6252in"/>
          <style:tab-stop style:position="1.6252in"/>
          <style:tab-stop style:position="2.6252in"/>
          <style:tab-stop style:position="3.6252in"/>
          <style:tab-stop style:position="4.6252in"/>
          <style:tab-stop style:position="5.6252in"/>
          <style:tab-stop style:position="6.6252in"/>
          <style:tab-stop style:position="7.6252in"/>
          <style:tab-stop style:position="8.6252in"/>
          <style:tab-stop style:position="9.6252in"/>
          <style:tab-stop style:position="10.6252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Gliederung_20_2" style:display-name="Title1~LT~Gliederung 2" style:family="paragraph" style:parent-style-name="Title1_7e_LT_7e_Gliederung_20_1" style:default-outline-level="">
      <style:paragraph-properties fo:margin-left="0in" fo:margin-right="0in" fo:margin-top="0.0693in" fo:margin-bottom="0in" style:contextual-spacing="false" fo:text-align="start" style:justify-single-word="false" fo:text-indent="0in" style:auto-text-indent="false">
        <style:tab-stops>
          <style:tab-stop style:position="0.1874in"/>
          <style:tab-stop style:position="1.1874in"/>
          <style:tab-stop style:position="2.1874in"/>
          <style:tab-stop style:position="3.1874in"/>
          <style:tab-stop style:position="4.1874in"/>
          <style:tab-stop style:position="5.1874in"/>
          <style:tab-stop style:position="6.1874in"/>
          <style:tab-stop style:position="7.1874in"/>
          <style:tab-stop style:position="8.1874in"/>
          <style:tab-stop style:position="9.1874in"/>
          <style:tab-stop style:position="10.1874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Title1_7e_LT_7e_Gliederung_20_3" style:display-name="Title1~LT~Gliederung 3" style:family="paragraph" style:parent-style-name="Title1_7e_LT_7e_Gliederung_20_2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  <style:tab-stop style:position="9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4" style:display-name="Title1~LT~Gliederung 4" style:family="paragraph" style:parent-style-name="Title1_7e_LT_7e_Gliederung_20_3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25in"/>
          <style:tab-stop style:position="1.25in"/>
          <style:tab-stop style:position="2.25in"/>
          <style:tab-stop style:position="3.25in"/>
          <style:tab-stop style:position="4.25in"/>
          <style:tab-stop style:position="5.25in"/>
          <style:tab-stop style:position="6.25in"/>
          <style:tab-stop style:position="7.25in"/>
          <style:tab-stop style:position="8.25in"/>
          <style:tab-stop style:position="9.2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5" style:display-name="Title1~LT~Gliederung 5" style:family="paragraph" style:parent-style-name="Title1_7e_LT_7e_Gliederung_20_4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6" style:display-name="Title1~LT~Gliederung 6" style:family="paragraph" style:parent-style-name="Title1_7e_LT_7e_Gliederung_20_5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7" style:display-name="Title1~LT~Gliederung 7" style:family="paragraph" style:parent-style-name="Title1_7e_LT_7e_Gliederung_20_6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8" style:display-name="Title1~LT~Gliederung 8" style:family="paragraph" style:parent-style-name="Title1_7e_LT_7e_Gliederung_20_7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Gliederung_20_9" style:display-name="Title1~LT~Gliederung 9" style:family="paragraph" style:parent-style-name="Title1_7e_LT_7e_Gliederung_20_8" style:default-outline-level="">
      <style:paragraph-properties fo:margin-left="0in" fo:margin-right="0in" fo:margin-top="0.0626in" fo:margin-bottom="0in" style:contextual-spacing="false" fo:text-align="start" style:justify-single-word="false" fo:text-indent="0in" style:auto-text-indent="false">
        <style:tab-stops>
          <style:tab-stop style:position="0.75in"/>
          <style:tab-stop style:position="1.75in"/>
          <style:tab-stop style:position="2.75in"/>
          <style:tab-stop style:position="3.75in"/>
          <style:tab-stop style:position="4.75in"/>
          <style:tab-stop style:position="5.75in"/>
          <style:tab-stop style:position="6.75in"/>
          <style:tab-stop style:position="7.75in"/>
          <style:tab-stop style:position="8.75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_7e_LT_7e_Titel" style:display-name="Title1~LT~Titel" style:family="paragraph" style:default-outline-level="">
      <style:paragraph-properties fo:margin-left="0in" fo:margin-right="0in" fo:margin-top="0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ffffff" loext:opacity="100%" style:text-outline="false" style:text-line-through-style="none" style:text-line-through-type="none" style:font-name="Arial2" fo:font-family="Arial" style:font-family-generic="roman" fo:font-size="44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Untertitel" style:display-name="Title1~LT~Untertitel" style:family="paragraph" style:default-outline-level="">
      <style:paragraph-properties fo:margin-left="0in" fo:margin-right="0in" fo:margin-top="0.0835in" fo:margin-bottom="0in" style:contextual-spacing="false" fo:text-align="center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24pt" fo:font-style="normal" fo:text-shadow="none" style:text-underline-style="none" fo:font-weight="bold" style:letter-kerning="true" style:font-name-asian="Tahoma" style:font-family-asian="Tahoma" style:font-family-generic-asian="system" style:font-pitch-asian="variable" style:font-size-asian="24pt" style:font-style-asian="normal" style:font-weight-asian="bold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Notizen" style:display-name="Title1~LT~Notizen" style:family="paragraph" style:default-outline-level="">
      <style:paragraph-properties fo:margin-left="0in" fo:margin-right="0in" fo:margin-top="0.0626in" fo:margin-bottom="0in" style:contextual-spacing="false" fo:text-align="start" style:justify-single-word="false" fo:orphans="2" fo:widows="2" fo:text-indent="0in" style:auto-text-indent="false" style:writing-mode="lr-tb">
        <style:tab-stops>
          <style:tab-stop style:position="0in"/>
          <style:tab-stop style:position="1in"/>
          <style:tab-stop style:position="2in"/>
          <style:tab-stop style:position="3in"/>
          <style:tab-stop style:position="4in"/>
          <style:tab-stop style:position="5in"/>
          <style:tab-stop style:position="6in"/>
          <style:tab-stop style:position="7in"/>
          <style:tab-stop style:position="8in"/>
          <style:tab-stop style:position="9in"/>
          <style:tab-stop style:position="10in"/>
          <style:tab-stop style:position="11in"/>
        </style:tab-stops>
      </style:paragraph-properties>
      <style:text-properties fo:color="#000000" loext:opacity="100%" style:text-outline="false" style:text-line-through-style="none" style:text-line-through-type="none" style:font-name="Arial2" fo:font-family="Arial" style:font-family-generic="roman" fo:font-size="12pt" fo:font-style="normal" fo:text-shadow="none" style:text-underline-style="none" fo:font-weight="normal" style:letter-kerning="true" style:font-name-asian="Tahoma" style:font-family-asian="Tahoma" style:font-family-generic-asian="system" style:font-pitch-asian="variable" style:font-size-asian="1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Title1_7e_LT_7e_Hintergrundobjekte" style:display-name="Title1~LT~Hintergrundobjekte" style:family="paragraph" style:default-outline-level="">
      <style:paragraph-properties fo:text-align="start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letter-kerning="true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Title1_7e_LT_7e_Hintergrund" style:display-name="Title1~LT~Hintergrund" style:family="paragraph" style:default-outline-level="">
      <style:paragraph-properties fo:text-align="center" style:justify-single-word="false" fo:orphans="2" fo:widows="2" style:writing-mode="lr-tb"/>
      <style:text-properties style:font-name="Times New Roman" fo:font-family="'Times New Roman'" style:font-family-generic="roman" style:font-pitch="variable" fo:font-size="12pt" style:font-name-asian="Tahoma" style:font-family-asian="Tahoma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Quotations" style:family="paragraph" style:parent-style-name="Standard" style:class="html"/>
    <style:style style:name="Title" style:family="paragraph" style:parent-style-name="Heading" style:class="chapter"/>
    <style:style style:name="Subtitle" style:family="paragraph" style:parent-style-name="Heading" style:class="chapter"/>
    <style:style style:name="Heading_20_1" style:display-name="Heading 1" style:family="paragraph" style:parent-style-name="Heading" style:class="text"/>
    <style:style style:name="Heading_20_2" style:display-name="Heading 2" style:family="paragraph" style:parent-style-name="Heading" style:class="text"/>
    <style:style style:name="Heading_20_3" style:display-name="Heading 3" style:family="paragraph" style:parent-style-name="Heading" style:class="text"/>
    <style:style style:name="Footer" style:family="paragraph" style:parent-style-name="Standard" style:class="extra"/>
    <style:style style:name="Table_20_Heading" style:display-name="Table Heading" style:family="paragraph" style:parent-style-name="Table_20_Contents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style:font-name="Arial" officeooo:rsid="00112998" officeooo:paragraph-rsid="00112998"/>
    </style:style>
    <style:style style:name="MP2" style:family="paragraph" style:parent-style-name="Footer">
      <style:paragraph-properties fo:margin-left="0in" fo:margin-right="0in" fo:text-align="center" style:justify-single-word="false" fo:text-indent="0in" style:auto-text-indent="false"/>
    </style:style>
    <style:style style:name="MT1" style:family="text">
      <style:text-properties officeooo:rsid="00136070"/>
    </style:style>
    <style:style style:name="MT2" style:family="text">
      <style:text-properties officeooo:rsid="008a6f67"/>
    </style:style>
    <style:style style:name="MT3" style:family="text">
      <style:text-properties officeooo:rsid="004a6f56"/>
    </style:style>
    <style:style style:name="MT4" style:family="text">
      <style:text-properties officeooo:rsid="003eba3a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3.0827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>
        <style:header-footer-properties fo:min-height="0in" fo:margin-left="0in" fo:margin-right="0in" fo:margin-top="0.1965in"/>
      </style:footer-style>
    </style:page-layout>
  </office:automatic-styles>
  <office:master-styles>
    <style:master-page style:name="Standard" style:page-layout-name="Mpm1">
      <style:header>
        <text:p text:style-name="MP1"><text:span text:style-name="MT1">C++ (Y. Liow) <text:s text:c="17"/></text:span><text:s text:c="48"/>6<text:span text:style-name="MT2">8</text:span>. <text:span text:style-name="MT3">Array of Objects</text:span></text:p>
      </style:header>
      <style:footer>
        <text:p text:style-name="MP2"><text:page-number text:select-page="current">11</text:page-number><text:s/><text:span text:style-name="MT4">of </text:span><text:span text:style-name="MT4"><text:page-count>13</text:page-count></text:span></text:p>
      </style:foot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15-02-02T11:33:25.159419949</meta:creation-date>
    <dc:date>2024-03-29T12:44:31.244000000</dc:date>
    <meta:editing-duration>PT22H55M45S</meta:editing-duration>
    <meta:editing-cycles>86</meta:editing-cycles>
    <meta:generator>LibreOffice/7.1.2.2$Windows_X86_64 LibreOffice_project/8a45595d069ef5570103caea1b71cc9d82b2aae4</meta:generator>
    <meta:document-statistic meta:table-count="30" meta:image-count="0" meta:object-count="0" meta:page-count="13" meta:paragraph-count="358" meta:word-count="2388" meta:character-count="12707" meta:non-whitespace-character-count="10010"/>
  </office:meta>
</office:document-meta>
</file>